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6" manifest:media-type=""/>
  <manifest:file-entry manifest:full-path="ObjectReplacements/Object 7" manifest:media-type=""/>
  <manifest:file-entry manifest:full-path="ObjectReplacements/Object 8" manifest:media-type=""/>
  <manifest:file-entry manifest:full-path="ObjectReplacements/Object 9" manifest:media-type=""/>
  <manifest:file-entry manifest:full-path="ObjectReplacements/Object 10" manifest:media-type=""/>
  <manifest:file-entry manifest:full-path="ObjectReplacements/Object 11" manifest:media-type=""/>
  <manifest:file-entry manifest:full-path="ObjectReplacements/Object 12" manifest:media-type=""/>
  <manifest:file-entry manifest:full-path="ObjectReplacements/Object 13" manifest:media-type=""/>
  <manifest:file-entry manifest:full-path="ObjectReplacements/Object 14" manifest:media-type=""/>
  <manifest:file-entry manifest:full-path="ObjectReplacements/Object 15" manifest:media-type=""/>
  <manifest:file-entry manifest:full-path="ObjectReplacements/Object 16" manifest:media-type=""/>
  <manifest:file-entry manifest:full-path="ObjectReplacements/Object 17" manifest:media-type=""/>
  <manifest:file-entry manifest:full-path="ObjectReplacements/Object 18" manifest:media-type=""/>
  <manifest:file-entry manifest:full-path="ObjectReplacements/Object 19" manifest:media-type=""/>
  <manifest:file-entry manifest:full-path="ObjectReplacements/Object 20" manifest:media-type=""/>
  <manifest:file-entry manifest:full-path="ObjectReplacements/Object 21" manifest:media-type=""/>
  <manifest:file-entry manifest:full-path="ObjectReplacements/Object 22" manifest:media-type=""/>
  <manifest:file-entry manifest:full-path="ObjectReplacements/Object 23" manifest:media-type=""/>
  <manifest:file-entry manifest:full-path="ObjectReplacements/Object 24" manifest:media-type=""/>
  <manifest:file-entry manifest:full-path="ObjectReplacements/Object 25" manifest:media-type=""/>
  <manifest:file-entry manifest:full-path="ObjectReplacements/Object 26" manifest:media-type=""/>
  <manifest:file-entry manifest:full-path="ObjectReplacements/Object 27" manifest:media-type=""/>
  <manifest:file-entry manifest:full-path="ObjectReplacements/Object 28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content.xml" manifest:media-type="text/xml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NSimSun" svg:font-family="NSimSun" style:font-family-generic="system" style:font-pitch="variable"/>
    <style:font-face style:name="Noto Sans CJK SC" svg:font-family="'Noto Sans CJK SC'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1">
      <style:paragraph-properties fo:margin-top="0in" fo:margin-bottom="0in" style:contextual-spacing="false" fo:text-align="center" style:justify-single-word="false"/>
    </style:style>
    <style:style style:name="P3" style:family="paragraph" style:parent-style-name="Standard">
      <loext:graphic-properties draw:fill="solid" draw:fill-color="#ffffff"/>
      <style:paragraph-properties fo:margin-left="0.0398in" fo:margin-right="0.0398in" fo:text-align="justify" style:justify-single-word="false" fo:text-indent="0.2283in" style:auto-text-indent="false" fo:background-color="#ffffff"/>
    </style:style>
    <style:style style:name="P4" style:family="paragraph" style:parent-style-name="Standard">
      <style:paragraph-properties fo:margin-right="0in" fo:text-align="justify" style:justify-single-word="false" fo:text-indent="0.25in" style:auto-text-indent="false"/>
    </style:style>
    <style:style style:name="P5" style:family="paragraph" style:parent-style-name="Standard">
      <loext:graphic-properties draw:fill="solid" draw:fill-color="#ffffff"/>
      <style:paragraph-properties fo:margin-right="0in" fo:text-align="justify" style:justify-single-word="false" fo:text-indent="0.2283in" style:auto-text-indent="false" fo:background-color="#ffffff">
        <style:tab-stops>
          <style:tab-stop style:position="0.2299in"/>
        </style:tab-stops>
      </style:paragraph-properties>
    </style:style>
    <style:style style:name="P6" style:family="paragraph" style:parent-style-name="Standard">
      <loext:graphic-properties draw:fill="solid" draw:fill-color="#ffffff"/>
      <style:paragraph-properties fo:margin-left="0.0366in" fo:margin-right="0in" fo:text-align="justify" style:justify-single-word="false" fo:background-color="#ffffff"/>
    </style:style>
    <style:style style:name="P7" style:family="paragraph" style:parent-style-name="Standard">
      <loext:graphic-properties draw:fill="solid" draw:fill-color="#ffffff"/>
      <style:paragraph-properties fo:margin-left="0.0398in" fo:margin-right="0.0398in" fo:text-align="justify" style:justify-single-word="false" fo:text-indent="1.6339in" style:auto-text-indent="false" fo:background-color="#ffffff"/>
    </style:style>
    <style:style style:name="P8" style:family="paragraph" style:parent-style-name="Standard">
      <loext:graphic-properties draw:fill="solid" draw:fill-color="#ffffff"/>
      <style:paragraph-properties fo:margin-left="0.0398in" fo:margin-right="0.0398in" fo:text-align="justify" style:justify-single-word="false" fo:text-indent="1.9291in" style:auto-text-indent="false" fo:background-color="#ffffff"/>
    </style:style>
    <style:style style:name="P9" style:family="paragraph" style:parent-style-name="Standard">
      <loext:graphic-properties draw:fill="solid" draw:fill-color="#ffffff"/>
      <style:paragraph-properties fo:margin-left="0.0398in" fo:margin-right="0.0398in" fo:text-align="justify" style:justify-single-word="false" fo:text-indent="0.2283in" style:auto-text-indent="false" fo:background-color="#ffffff">
        <style:tab-stops>
          <style:tab-stop style:position="4.4071in"/>
        </style:tab-stops>
      </style:paragraph-properties>
    </style:style>
    <style:style style:name="P10" style:family="paragraph" style:parent-style-name="Standard">
      <loext:graphic-properties draw:fill="solid" draw:fill-color="#ffffff"/>
      <style:paragraph-properties fo:margin-left="0.0398in" fo:margin-right="0.0398in" fo:text-align="justify" style:justify-single-word="false" fo:text-indent="0.2283in" style:auto-text-indent="false" fo:background-color="#ffffff">
        <style:tab-stops>
          <style:tab-stop style:position="4.4098in"/>
        </style:tab-stops>
      </style:paragraph-properties>
    </style:style>
    <style:style style:name="P11" style:family="paragraph" style:parent-style-name="Standard">
      <loext:graphic-properties draw:fill="solid" draw:fill-color="#ffffff"/>
      <style:paragraph-properties fo:margin-left="0.0398in" fo:margin-right="0.0398in" fo:text-align="justify" style:justify-single-word="false" fo:text-indent="0.2283in" style:auto-text-indent="false" fo:background-color="#ffffff">
        <style:tab-stops>
          <style:tab-stop style:position="4.4035in"/>
        </style:tab-stops>
      </style:paragraph-properties>
    </style:style>
    <style:style style:name="P12" style:family="paragraph" style:parent-style-name="Standard">
      <loext:graphic-properties draw:fill="solid" draw:fill-color="#ffffff"/>
      <style:paragraph-properties fo:margin-left="0.0398in" fo:margin-right="0.0398in" fo:text-align="justify" style:justify-single-word="false" fo:text-indent="0.2283in" style:auto-text-indent="false" fo:background-color="#ffffff">
        <style:tab-stops>
          <style:tab-stop style:position="4.3965in"/>
        </style:tab-stops>
      </style:paragraph-properties>
    </style:style>
    <style:style style:name="P13" style:family="paragraph" style:parent-style-name="Standard">
      <loext:graphic-properties draw:fill="solid" draw:fill-color="#ffffff"/>
      <style:paragraph-properties fo:margin-left="0.0398in" fo:margin-right="0.0398in" fo:text-align="justify" style:justify-single-word="false" fo:text-indent="0.2283in" style:auto-text-indent="false" fo:background-color="#ffffff">
        <style:tab-stops>
          <style:tab-stop style:position="4.4299in"/>
        </style:tab-stops>
      </style:paragraph-properties>
    </style:style>
    <style:style style:name="P14" style:family="paragraph" style:parent-style-name="Standard">
      <loext:graphic-properties draw:fill="solid" draw:fill-color="#ffffff"/>
      <style:paragraph-properties fo:margin-left="0.0398in" fo:margin-right="0.0398in" fo:text-align="justify" style:justify-single-word="false" fo:text-indent="0.2283in" style:auto-text-indent="false" fo:background-color="#ffffff">
        <style:tab-stops>
          <style:tab-stop style:position="4.3835in"/>
        </style:tab-stops>
      </style:paragraph-properties>
    </style:style>
    <style:style style:name="P15" style:family="paragraph" style:parent-style-name="Standard">
      <loext:graphic-properties draw:fill="solid" draw:fill-color="#ffffff"/>
      <style:paragraph-properties fo:margin-left="0.0398in" fo:margin-right="0.0398in" fo:text-align="justify" style:justify-single-word="false" fo:text-indent="0.2283in" style:auto-text-indent="false" fo:background-color="#ffffff">
        <style:tab-stops>
          <style:tab-stop style:position="4.3764in"/>
        </style:tab-stops>
      </style:paragraph-properties>
    </style:style>
    <style:style style:name="P16" style:family="paragraph" style:parent-style-name="Standard">
      <loext:graphic-properties draw:fill="solid" draw:fill-color="#ffffff"/>
      <style:paragraph-properties fo:margin-left="0.0398in" fo:margin-right="0.0398in" fo:text-align="justify" style:justify-single-word="false" fo:text-indent="1.5354in" style:auto-text-indent="false" fo:background-color="#ffffff"/>
    </style:style>
    <style:style style:name="P17" style:family="paragraph" style:parent-style-name="Standard" style:list-style-name="WW8Num2">
      <loext:graphic-properties draw:fill="solid" draw:fill-color="#ffffff"/>
      <style:paragraph-properties fo:margin-left="0in" fo:margin-right="0.0398in" fo:text-align="justify" style:justify-single-word="false" fo:text-indent="0in" style:auto-text-indent="false" fo:background-color="#ffffff"/>
    </style:style>
    <style:style style:name="P18" style:family="paragraph" style:parent-style-name="Standard">
      <loext:graphic-properties draw:fill="solid" draw:fill-color="#ffffff"/>
      <style:paragraph-properties fo:margin-left="0.2681in" fo:margin-right="0.0398in" fo:text-align="justify" style:justify-single-word="false" fo:background-color="#ffffff"/>
    </style:style>
    <style:style style:name="P19" style:family="paragraph" style:parent-style-name="Standard">
      <loext:graphic-properties draw:fill="solid" draw:fill-color="#ffffff"/>
      <style:paragraph-properties fo:margin-left="0.2681in" fo:margin-right="0.0398in" fo:text-align="justify" style:justify-single-word="false" fo:text-indent="1.7008in" style:auto-text-indent="false" fo:background-color="#ffffff"/>
    </style:style>
    <style:style style:name="P20" style:family="paragraph" style:parent-style-name="Standard">
      <loext:graphic-properties draw:fill="solid" draw:fill-color="#ffffff"/>
      <style:paragraph-properties fo:margin-left="0.2681in" fo:margin-right="0.0398in" fo:text-align="justify" style:justify-single-word="false" fo:text-indent="1.5043in" style:auto-text-indent="false" fo:background-color="#ffffff"/>
    </style:style>
    <style:style style:name="P21" style:family="paragraph" style:parent-style-name="Standard" style:list-style-name="WW8Num3">
      <loext:graphic-properties draw:fill="solid" draw:fill-color="#ffffff"/>
      <style:paragraph-properties fo:margin-left="0.5598in" fo:margin-right="0.0398in" fo:text-align="justify" style:justify-single-word="false" fo:text-indent="-0.2917in" style:auto-text-indent="false" fo:background-color="#ffffff"/>
    </style:style>
    <style:style style:name="P22" style:family="paragraph" style:parent-style-name="Standard">
      <loext:graphic-properties draw:fill="solid" draw:fill-color="#ffffff"/>
      <style:paragraph-properties fo:margin-left="0in" fo:margin-right="0.0398in" fo:text-align="justify" style:justify-single-word="false" fo:text-indent="0in" style:auto-text-indent="false" fo:background-color="#ffffff"/>
    </style:style>
    <style:style style:name="P23" style:family="paragraph" style:parent-style-name="Standard">
      <style:paragraph-properties fo:text-align="justify" style:justify-single-word="false"/>
      <style:text-properties fo:language="en" fo:country="US"/>
    </style:style>
    <style:style style:name="P24" style:family="paragraph" style:parent-style-name="Standard">
      <style:paragraph-properties fo:margin-left="0.25in" fo:margin-right="0in" fo:text-align="justify" style:justify-single-word="false"/>
      <style:text-properties fo:color="#000000" loext:opacity="100%" style:font-name="Arial" fo:font-size="14pt" fo:letter-spacing="-0.0008in" style:font-size-asian="14pt" style:font-name-complex="Arial" style:font-size-complex="14pt"/>
    </style:style>
    <style:style style:name="P25" style:family="paragraph" style:parent-style-name="Standard">
      <loext:graphic-properties draw:fill="solid" draw:fill-color="#ffffff"/>
      <style:paragraph-properties fo:margin-left="0.0366in" fo:margin-right="0in" fo:text-align="justify" style:justify-single-word="false" fo:background-color="#ffffff"/>
      <style:text-properties fo:color="#000000" loext:opacity="100%" style:font-name="Arial" fo:font-size="8pt" fo:letter-spacing="0.0008in" style:font-size-asian="8pt" style:font-name-complex="Arial" style:font-size-complex="8pt"/>
    </style:style>
    <style:style style:name="P26" style:family="paragraph" style:parent-style-name="Standard">
      <loext:graphic-properties draw:fill="solid" draw:fill-color="#ffffff"/>
      <style:paragraph-properties fo:margin-right="0in" fo:text-align="justify" style:justify-single-word="false" fo:text-indent="0.2283in" style:auto-text-indent="false" fo:background-color="#ffffff">
        <style:tab-stops>
          <style:tab-stop style:position="0.2299in"/>
        </style:tab-stops>
      </style:paragraph-properties>
      <style:text-properties fo:color="#000000" loext:opacity="100%" fo:font-size="13pt" fo:letter-spacing="-0.0118in" fo:font-weight="bold" style:font-size-asian="13pt" style:font-weight-asian="bold" style:font-size-complex="13pt"/>
    </style:style>
    <style:style style:name="P27" style:family="paragraph" style:parent-style-name="Standard">
      <loext:graphic-properties draw:fill="solid" draw:fill-color="#ffffff"/>
      <style:paragraph-properties fo:margin-left="0.2681in" fo:margin-right="0.0398in" fo:text-align="justify" style:justify-single-word="false" fo:background-color="#ffffff"/>
      <style:text-properties fo:color="#000000" loext:opacity="100%" fo:font-size="12pt" style:font-size-asian="12pt" style:font-size-complex="12pt"/>
    </style:style>
    <style:style style:name="P28" style:family="paragraph" style:parent-style-name="Standard">
      <loext:graphic-properties draw:fill="solid" draw:fill-color="#ffffff"/>
      <style:paragraph-properties fo:margin-right="0in" fo:text-align="justify" style:justify-single-word="false" fo:text-indent="0.2283in" style:auto-text-indent="false" fo:background-color="#ffffff">
        <style:tab-stops>
          <style:tab-stop style:position="0.2299in"/>
        </style:tab-stops>
      </style:paragraph-properties>
      <style:text-properties fo:color="#000000" loext:opacity="100%" fo:font-size="12pt" fo:letter-spacing="-0.0118in" style:font-size-asian="12pt" style:font-size-complex="12pt"/>
    </style:style>
    <style:style style:name="P29" style:family="paragraph" style:parent-style-name="Standard">
      <loext:graphic-properties draw:fill="solid" draw:fill-color="#ffffff"/>
      <style:paragraph-properties fo:margin-right="0in" fo:text-align="justify" style:justify-single-word="false" fo:text-indent="0.2283in" style:auto-text-indent="false" fo:background-color="#ffffff">
        <style:tab-stops>
          <style:tab-stop style:position="0.2299in"/>
        </style:tab-stops>
      </style:paragraph-properties>
      <style:text-properties fo:color="#000000" loext:opacity="100%" fo:font-size="12pt" fo:letter-spacing="0.0008in" style:font-size-asian="12pt" style:font-size-complex="12pt"/>
    </style:style>
    <style:style style:name="P30" style:family="paragraph" style:parent-style-name="Standard">
      <loext:graphic-properties draw:fill="solid" draw:fill-color="#ffffff"/>
      <style:paragraph-properties fo:margin-right="0in" fo:text-align="justify" style:justify-single-word="false" fo:text-indent="0.2283in" style:auto-text-indent="false" fo:background-color="#ffffff">
        <style:tab-stops>
          <style:tab-stop style:position="0.2299in"/>
        </style:tab-stops>
      </style:paragraph-properties>
      <style:text-properties fo:color="#000000" loext:opacity="100%" fo:font-size="12pt" fo:letter-spacing="-0.0008in" style:font-size-asian="12pt" style:font-size-complex="12pt"/>
    </style:style>
    <style:style style:name="P31" style:family="paragraph" style:parent-style-name="Standard">
      <loext:graphic-properties draw:fill="solid" draw:fill-color="#ffffff"/>
      <style:paragraph-properties fo:text-align="justify" style:justify-single-word="false" fo:background-color="#ffffff">
        <style:tab-stops>
          <style:tab-stop style:position="0.2299in"/>
        </style:tab-stops>
      </style:paragraph-properties>
      <style:text-properties fo:color="#000000" loext:opacity="100%" fo:font-size="12pt" fo:letter-spacing="-0.0008in" style:font-size-asian="12pt" style:font-size-complex="12pt"/>
    </style:style>
    <style:style style:name="P32" style:family="paragraph" style:parent-style-name="Standard" style:list-style-name="WW8Num2">
      <loext:graphic-properties draw:fill="solid" draw:fill-color="#ffffff"/>
      <style:paragraph-properties fo:margin-left="0in" fo:margin-right="0.0398in" fo:text-align="justify" style:justify-single-word="false" fo:text-indent="0in" style:auto-text-indent="false" fo:background-color="#ffffff"/>
      <style:text-properties fo:color="#000000" loext:opacity="100%" fo:font-size="12pt" fo:letter-spacing="-0.0008in" style:font-size-asian="12pt" style:font-size-complex="12pt"/>
    </style:style>
    <style:style style:name="P33" style:family="paragraph" style:parent-style-name="Standard">
      <style:text-properties fo:color="#000000" loext:opacity="100%" style:font-name="Cascadia Mono" fo:font-size="9.5pt" style:font-size-asian="9.5pt"/>
    </style:style>
    <style:style style:name="P34" style:family="paragraph" style:parent-style-name="Standard">
      <loext:graphic-properties draw:fill="solid" draw:fill-color="#ffffff"/>
      <style:paragraph-properties fo:margin-left="0.0398in" fo:margin-right="0.0398in" fo:text-align="justify" style:justify-single-word="false" fo:text-indent="0.2283in" style:auto-text-indent="false" fo:background-color="#ffffff"/>
      <style:text-properties fo:font-size="12pt" style:font-size-asian="12pt" style:font-size-complex="12pt"/>
    </style:style>
    <style:style style:name="P35" style:family="paragraph" style:parent-style-name="Standard" style:list-style-name="WW8Num2">
      <loext:graphic-properties draw:fill="solid" draw:fill-color="#ffffff"/>
      <style:paragraph-properties fo:margin-left="0.5181in" fo:margin-right="0.0398in" fo:text-align="justify" style:justify-single-word="false" fo:text-indent="-0.25in" style:auto-text-indent="false" fo:background-color="#ffffff"/>
      <style:text-properties fo:font-size="12pt" style:font-size-asian="12pt" style:font-size-complex="12pt"/>
    </style:style>
    <style:style style:name="P36" style:family="paragraph" style:parent-style-name="Standard">
      <loext:graphic-properties draw:fill="solid" draw:fill-color="#ffffff"/>
      <style:paragraph-properties fo:margin-left="0.2681in" fo:margin-right="0.0398in" fo:text-align="justify" style:justify-single-word="false" fo:background-color="#ffffff"/>
      <style:text-properties fo:font-size="12pt" style:font-size-asian="12pt" style:font-size-complex="12pt"/>
    </style:style>
    <style:style style:name="P37" style:family="paragraph" style:parent-style-name="Standard" style:list-style-name="WW8Num3">
      <loext:graphic-properties draw:fill="solid" draw:fill-color="#ffffff"/>
      <style:paragraph-properties fo:margin-left="0.5598in" fo:margin-right="0.0398in" fo:text-align="justify" style:justify-single-word="false" fo:text-indent="-0.2917in" style:auto-text-indent="false" fo:background-color="#ffffff"/>
      <style:text-properties fo:font-size="12pt" style:font-size-asian="12pt" style:font-size-complex="12pt"/>
    </style:style>
    <style:style style:name="P38" style:family="paragraph" style:parent-style-name="Standard">
      <loext:graphic-properties draw:fill="solid" draw:fill-color="#ffffff"/>
      <style:paragraph-properties fo:margin-left="0.4929in" fo:margin-right="0.0398in" fo:text-align="justify" style:justify-single-word="false" fo:background-color="#ffffff"/>
      <style:text-properties fo:font-size="12pt" style:font-size-asian="12pt" style:font-size-complex="12pt"/>
    </style:style>
    <style:style style:name="P39" style:family="paragraph" style:parent-style-name="Standard">
      <loext:graphic-properties draw:fill="solid" draw:fill-color="#ffffff"/>
      <style:paragraph-properties fo:margin-left="0.2681in" fo:margin-right="0.0398in" fo:text-align="justify" style:justify-single-word="false" fo:background-color="#ffffff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40" style:family="paragraph" style:parent-style-name="Standard">
      <style:paragraph-properties fo:break-before="page"/>
    </style:style>
    <style:style style:name="T1" style:family="text">
      <style:text-properties fo:language="en" fo:country="US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style:font-name="Arial" fo:font-size="14pt" fo:letter-spacing="-0.0008in" style:font-size-asian="14pt" style:font-name-complex="Arial" style:font-size-complex="14pt"/>
    </style:style>
    <style:style style:name="T4" style:family="text">
      <style:text-properties fo:color="#000000" loext:opacity="100%" style:font-name="Arial" fo:letter-spacing="-0.0008in" style:font-name-complex="Arial"/>
    </style:style>
    <style:style style:name="T5" style:family="text">
      <style:text-properties fo:color="#000000" loext:opacity="100%" style:font-name="Arial" fo:font-size="11pt" fo:language="en" fo:country="US" style:font-size-asian="11pt" style:font-name-complex="Arial" style:font-size-complex="11pt"/>
    </style:style>
    <style:style style:name="T6" style:family="text">
      <style:text-properties fo:color="#000000" loext:opacity="100%" style:font-name="Arial" fo:font-size="11pt" style:font-size-asian="11pt" style:font-name-complex="Arial" style:font-size-complex="11pt"/>
    </style:style>
    <style:style style:name="T7" style:family="text">
      <style:text-properties fo:color="#000000" loext:opacity="100%" style:font-name="Arial" fo:font-size="8pt" fo:letter-spacing="0.0008in" style:font-size-asian="8pt" style:font-name-complex="Arial" style:font-size-complex="8pt"/>
    </style:style>
    <style:style style:name="T8" style:family="text">
      <style:text-properties fo:color="#000000" loext:opacity="100%" fo:font-size="12pt" style:font-size-asian="12pt" style:font-size-complex="12pt"/>
    </style:style>
    <style:style style:name="T9" style:family="text">
      <style:text-properties fo:color="#000000" loext:opacity="100%" fo:font-size="12pt" fo:letter-spacing="-0.0008in" style:font-size-asian="12pt" style:font-size-complex="12pt"/>
    </style:style>
    <style:style style:name="T10" style:family="text">
      <style:text-properties fo:color="#000000" loext:opacity="100%" fo:font-size="12pt" fo:letter-spacing="-0.0008in" fo:language="en" fo:country="US" style:font-size-asian="12pt" style:font-size-complex="12pt"/>
    </style:style>
    <style:style style:name="T11" style:family="text">
      <style:text-properties fo:color="#000000" loext:opacity="100%" fo:font-size="12pt" fo:letter-spacing="-0.0118in" style:font-size-asian="12pt" style:font-size-complex="12pt"/>
    </style:style>
    <style:style style:name="T12" style:family="text">
      <style:text-properties fo:color="#000000" loext:opacity="100%" fo:font-size="12pt" fo:letter-spacing="0.0008in" style:font-size-asian="12pt" style:font-size-complex="12pt"/>
    </style:style>
    <style:style style:name="T13" style:family="text">
      <style:text-properties fo:color="#000000" loext:opacity="100%" fo:font-size="12pt" fo:letter-spacing="0.0008in" fo:language="en" fo:country="US" style:font-size-asian="12pt" style:font-size-complex="12pt"/>
    </style:style>
    <style:style style:name="T14" style:family="text">
      <style:text-properties fo:color="#000000" loext:opacity="100%" fo:font-size="12pt" fo:letter-spacing="-0.002in" style:font-size-asian="12pt" style:font-size-complex="12pt"/>
    </style:style>
    <style:style style:name="T15" style:family="text">
      <style:text-properties fo:color="#000000" loext:opacity="100%" style:text-position="super 58%" style:font-name="Arial" fo:font-size="11pt" style:font-size-asian="11pt" style:font-name-complex="Arial" style:font-size-complex="11pt"/>
    </style:style>
    <style:style style:name="T16" style:family="text">
      <style:text-properties fo:color="#000000" loext:opacity="100%" style:font-name="Cascadia Mono" fo:font-size="9.5pt" style:font-size-asian="9.5pt"/>
    </style:style>
    <style:style style:name="T17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8" style:family="text">
      <style:text-properties style:font-name="Arial" fo:font-size="12pt" style:font-size-asian="12pt" style:font-name-complex="Arial" style:font-size-complex="12pt"/>
    </style:style>
    <style:style style:name="T19" style:family="text">
      <style:text-properties style:font-name="Arial" fo:font-size="12pt" fo:font-style="italic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T20" style:family="text">
      <style:text-properties style:font-name="Arial" fo:font-size="11pt" style:font-size-asian="11pt" style:font-name-complex="Arial" style:font-size-complex="11pt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 fo:font-style="italic" style:font-size-asian="12pt" style:font-style-asian="italic" style:font-size-complex="12pt" style:font-style-complex="italic"/>
    </style:style>
    <style:style style:name="T23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4" style:family="text">
      <style:text-properties fo:font-size="12pt" fo:language="en" fo:country="US" style:font-size-asian="12pt" style:font-size-complex="12pt"/>
    </style:style>
    <style:style style:name="T25" style:family="text">
      <style:text-properties fo:font-size="12pt" fo:language="en" fo:country="US" fo:font-style="italic" style:font-size-asian="12pt" style:font-style-asian="italic" style:font-size-complex="12pt" style:font-style-complex="italic"/>
    </style:style>
    <style:style style:name="T26" style:family="text">
      <style:text-properties style:text-position="super 58%" fo:font-size="12pt" style:font-size-asian="12pt" style:font-size-complex="12pt"/>
    </style:style>
    <style:style style:name="T27" style:family="text">
      <style:text-properties style:text-position="super 58%" fo:font-size="12pt" fo:font-style="italic" style:font-size-asian="12pt" style:font-style-asian="italic" style:font-size-complex="12pt" style:font-style-complex="italic"/>
    </style:style>
    <style:style style:name="T28" style:family="text">
      <style:text-properties fo:color="#0000ff" loext:opacity="100%" style:font-name="Cascadia Mono" fo:font-size="9.5pt" style:font-size-asian="9.5pt"/>
    </style:style>
    <style:style style:name="T29" style:family="text">
      <style:text-properties fo:color="#808080" loext:opacity="100%" style:font-name="Cascadia Mono" fo:font-size="9.5pt" style:font-size-asian="9.5pt"/>
    </style:style>
    <style:style style:name="T30" style:family="text">
      <style:text-properties fo:color="#008000" loext:opacity="100%" style:font-name="Cascadia Mono" fo:font-size="9.5pt" style:font-size-asian="9.5pt"/>
    </style:style>
    <style:style style:name="T31" style:family="text">
      <style:text-properties fo:color="#2b91af" loext:opacity="100%" style:font-name="Cascadia Mono" fo:font-size="9.5pt" style:font-size-asian="9.5pt"/>
    </style:style>
    <style:style style:name="T32" style:family="text">
      <style:text-properties fo:color="#008080" loext:opacity="100%" style:font-name="Cascadia Mono" fo:font-size="9.5pt" style:font-size-asian="9.5pt"/>
    </style:style>
    <style:style style:name="T33" style:family="text">
      <style:text-properties fo:color="#a31515" loext:opacity="100%" style:font-name="Cascadia Mono" fo:font-size="9.5pt" style:font-size-asian="9.5pt"/>
    </style:style>
    <style:style style:name="fr1" style:family="graphic" style:parent-style-name="OLE">
      <style:graphic-properties fo:margin-left="0in" fo:margin-right="0in" fo:margin-top="0in" fo:margin-bottom="0in" style:vertical-pos="middle" style:vertical-rel="text" fo:padding="0.0008in" fo:border="none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Лабораторная работа <text:span text:style-name="T1">10</text:span></text:h>
      <text:p text:style-name="P23"/>
      <text:p text:style-name="P24">Вычисление обратной матрицы методом Гаусса-Жордана.</text:p>
      <text:p text:style-name="P24"/>
      <text:p text:style-name="P34">В математике все доказательства, связанные с получением обратной матрицы, полностью основаны на применении определителей. Этот процесс ясно показывает способ вычисления каждого элемента обратной матрицы, но не эффективен при обращении матриц большого порядка, поскольку требует излишних вычислений.</text:p>
      <text:p text:style-name="P4"><text:span text:style-name="T21"><text:s/>На практике для получения обратной матрицы используются методы, основанные на решении системы линейных алгебраических уравнений. </text:span></text:p>
      <text:p text:style-name="P4"><text:span text:style-name="T21">В лабораторной работе рассматривается в</text:span><text:span text:style-name="T9">ычисление обратной матрицы методом Гаусса-Жордана.</text:span><text:span text:style-name="T21"> Гаусс предложил метод решения систем <text:s/>линейных алгебраических уравнений путем последовательного исключения переменных, а затем Жордан использовал его для нахождения обратной матрицы, добавив преобразование единичной матрицы. </text:span></text:p>
      <text:p text:style-name="P26">Цель работы:</text:p>
      <text:p text:style-name="P3"><text:span text:style-name="T21">- разработка программы, реализующей алгоритм вычисления обратной матрицы </text:span><text:span text:style-name="T8">методом Гаусса-Жордана;</text:span></text:p>
      <text:p text:style-name="P34">- использование разработанных функций для решения систем линейных уравнений.</text:p>
      <text:p text:style-name="P28"/>
      <text:p text:style-name="P6"><text:span text:style-name="T3">Алгоритм вычисления обратной матрицы</text:span><text:span text:style-name="T21"> </text:span></text:p>
      <text:p text:style-name="P34">Прежде чем приступать к программированию, разработаем численный пример <text:s/>получения обратной матрицы методом Гаусса-Жордана. Это позволит лучше понять алгоритм метода и использовать этот пример в качестве контрольного при разработке алгоритма программы.</text:p>
      <text:p text:style-name="P34">Предположим, имеется матрица</text:p>
      <text:p text:style-name="P7"><draw:frame draw:style-name="fr1" draw:name="Объект1" text:anchor-type="as-char" svg:width="1.6252in" svg:height="0.7744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4">Метод Гаусса-Жордана предполагает нахождение обратной матрицы путем решения <text:s/>следующей системы уравнений</text:p>
      <text:p text:style-name="P8"><draw:frame draw:style-name="fr1" draw:name="Объект2" text:anchor-type="as-char" svg:width="1.1437in" svg:height="0.3965in" draw:z-index="1"><draw:object xlink:href="./Object 2" xlink:type="simple" xlink:show="embed" xlink:actuate="onLoad"/><draw:image xlink:href="./ObjectReplacements/Object 2" xlink:type="simple" xlink:show="embed" xlink:actuate="onLoad"/></draw:frame><text:span text:style-name="T21"><text:tab/><text:tab/><text:tab/><text:tab/>(1)<text:tab/></text:span></text:p>
      <text:p text:style-name="P3"><text:span text:style-name="T21">относительно </text:span><text:span text:style-name="T22">х, у </text:span><text:span text:style-name="T21">и </text:span><text:span text:style-name="T25">z</text:span><text:span text:style-name="T22"> </text:span><text:span text:style-name="T21">с помощью обычной процедуры последовательного исключения (здесь символы </text:span><text:span text:style-name="T22">х, у, </text:span><text:span text:style-name="T25">z</text:span><text:span text:style-name="T22"> </text:span><text:span text:style-name="T21">и </text:span><text:span text:style-name="T22">а, </text:span><text:span text:style-name="T25">b</text:span><text:span text:style-name="T22">, с </text:span><text:span text:style-name="T21">характеризуют скалярные величины).</text:span></text:p>
      <text:p text:style-name="P3"><text:span text:style-name="T21">Умножение обеих частей уравнения слева на </text:span><text:span text:style-name="T22">А</text:span><text:span text:style-name="T27">-1</text:span><text:span text:style-name="T22"> </text:span><text:span text:style-name="T21">дает решение в виде</text:span></text:p>
      <text:p text:style-name="P8"><draw:frame draw:style-name="fr1" draw:name="Объект3" text:anchor-type="as-char" svg:width="0.4283in" svg:height="0.3965in" draw:z-index="2"><draw:object xlink:href="./Object 3" xlink:type="simple" xlink:show="embed" xlink:actuate="onLoad"/><draw:image xlink:href="./ObjectReplacements/Object 3" xlink:type="simple" xlink:show="embed" xlink:actuate="onLoad"/></draw:frame><text:span text:style-name="T21">,<text:tab/><text:tab/><text:tab/><text:tab/>(2)</text:span></text:p>
      <text:p text:style-name="P3"><text:span text:style-name="T21">если </text:span><text:span text:style-name="T24">A</text:span><text:span text:style-name="T26">-1</text:span><text:span text:style-name="T21"> существует.</text:span></text:p>
      <text:p text:style-name="P3"><text:span text:style-name="T21">Следовательно, если решение системы (1) относительно </text:span><text:span text:style-name="T22">х, у </text:span><text:span text:style-name="T21">и </text:span><text:span text:style-name="T25">z</text:span><text:span text:style-name="T21"> выражено в </text:span><text:span text:style-name="T23">явном</text:span><text:span text:style-name="T21"> </text:span><text:span text:style-name="T23">виде</text:span><text:span text:style-name="T21"> через </text:span><text:span text:style-name="T24">a</text:span><text:span text:style-name="T22">, </text:span><text:span text:style-name="T25">b</text:span><text:span text:style-name="T21"> и </text:span><text:span text:style-name="T25">c</text:span><text:span text:style-name="T21"> и записано в матричной форме, то приводящая к решению матрица равна </text:span><text:span text:style-name="T24">A</text:span><text:span text:style-name="T26">-1</text:span><text:span text:style-name="T21">. Воспроизведем полностью этот процесс.</text:span></text:p>
      <text:p text:style-name="P34">Допустим, что уравнения (1) имеют следующий вид:</text:p>
      <text:p text:style-name="P9"><text:span text:style-name="T22">2х + 5у + 7</text:span><text:span text:style-name="T25">z</text:span><text:span text:style-name="T22"> </text:span><text:span text:style-name="T21">= </text:span><text:span text:style-name="T24">a</text:span><text:span text:style-name="T21">,<text:tab/> <text:s/>(3)</text:span></text:p>
      <text:p text:style-name="P10"><text:span text:style-name="T22">3х + 9у + 15</text:span><text:span text:style-name="T25">z</text:span><text:span text:style-name="T22"> = </text:span><text:span text:style-name="T25">b</text:span><text:span text:style-name="T21">,<text:tab/> <text:s/>(4)</text:span></text:p>
      <text:p text:style-name="P11"><text:span text:style-name="T22">5х + 16</text:span><text:span text:style-name="T25">y</text:span><text:span text:style-name="T22"> + 20</text:span><text:span text:style-name="T25">z</text:span><text:span text:style-name="T22"> = </text:span><text:span text:style-name="T25">c</text:span><text:span text:style-name="T22">.<text:tab/> <text:s/></text:span><text:span text:style-name="T21">(5)</text:span></text:p>
      <text:p text:style-name="P34">Деление (3) на 2 дает.</text:p>
      <text:p text:style-name="P12"><text:span text:style-name="T25">x</text:span><text:span text:style-name="T22"> + 2,5</text:span><text:span text:style-name="T25">y</text:span><text:span text:style-name="T22"> + 3,5</text:span><text:span text:style-name="T25">z</text:span><text:span text:style-name="T22"> = 0,5</text:span><text:span text:style-name="T25">a</text:span><text:span text:style-name="T22">.</text:span><text:span text:style-name="T21"><text:tab/> <text:s/>(6)</text:span></text:p>
      <text:p text:style-name="P34">Умножим обе части уравнения (6) на три и вычтем их из (4), а затем, умножив обе части уравнения (6) на пять, вычтем их из (5). Тогда</text:p>
      <text:p text:style-name="P10"><text:span text:style-name="T22">1,5</text:span><text:span text:style-name="T25">y</text:span><text:span text:style-name="T22"> + 4,5</text:span><text:span text:style-name="T25">z</text:span><text:span text:style-name="T22"> = </text:span><text:span text:style-name="T25">b</text:span><text:span text:style-name="T22"> - 1,5</text:span><text:span text:style-name="T25">a</text:span><text:span text:style-name="T21"><text:tab/> <text:s/>(7)</text:span></text:p>
      <text:p text:style-name="P34">и</text:p>
      <text:p text:style-name="P11"><text:span text:style-name="T22">3,5</text:span><text:span text:style-name="T25">y</text:span><text:span text:style-name="T22"> + 2,5</text:span><text:span text:style-name="T25">z</text:span><text:span text:style-name="T22"> = </text:span><text:span text:style-name="T25">c</text:span><text:span text:style-name="T22"> - 2,5</text:span><text:span text:style-name="T25">a</text:span><text:span text:style-name="T21">.<text:tab/> <text:s/>(8)</text:span></text:p>
      <text:p text:style-name="P34">Разделив (7) на 1,5 и умножив (8) на 2, получим</text:p>
      <text:p text:style-name="P13"><text:span text:style-name="T22">у + 3</text:span><text:span text:style-name="T25">z</text:span><text:span text:style-name="T22"> =</text:span><text:span text:style-name="T21"> </text:span><text:span text:style-name="T24">b</text:span><text:span text:style-name="T21">/1,5 - </text:span><text:span text:style-name="T24">a</text:span><text:span text:style-name="T22">,<text:tab/> <text:s/></text:span><text:span text:style-name="T21">(9)</text:span></text:p>
      <text:p text:style-name="P14"><text:soft-page-break/><text:span text:style-name="T22">7</text:span><text:span text:style-name="T25">y</text:span><text:span text:style-name="T22"> + 5</text:span><text:span text:style-name="T25">z</text:span><text:span text:style-name="T22"> = 2</text:span><text:span text:style-name="T25">c</text:span><text:span text:style-name="T22"> - 5</text:span><text:span text:style-name="T25">a</text:span><text:span text:style-name="T22">.</text:span><text:span text:style-name="T21"><text:tab/> (10)</text:span></text:p>
      <text:p text:style-name="P34">Вычитая (9), умноженное на 7, из (10), мы получим</text:p>
      <text:p text:style-name="P3"><text:span text:style-name="T22">-16</text:span><text:span text:style-name="T25">z</text:span><text:span text:style-name="T22"> = 2</text:span><text:span text:style-name="T25">c</text:span><text:span text:style-name="T22"> - 5</text:span><text:span text:style-name="T25">a</text:span><text:span text:style-name="T22"> - 7 (</text:span><text:span text:style-name="T25">b</text:span><text:span text:style-name="T22">/1,5 - </text:span><text:span text:style-name="T25">a</text:span><text:span text:style-name="T22">).</text:span></text:p>
      <text:p text:style-name="P34">Следовательно,</text:p>
      <text:p text:style-name="P3"><text:span text:style-name="T25">z</text:span><text:span text:style-name="T22"> = (2</text:span><text:span text:style-name="T25">a</text:span><text:span text:style-name="T22"> - 7</text:span><text:span text:style-name="T25">b</text:span><text:span text:style-name="T22">/1,5 + 2</text:span><text:span text:style-name="T25">c</text:span><text:span text:style-name="T22">)/(- 16) = (-3</text:span><text:span text:style-name="T25">a</text:span><text:span text:style-name="T22"> + 7</text:span><text:span text:style-name="T25">b</text:span><text:span text:style-name="T22"> - 3</text:span><text:span text:style-name="T25">c</text:span><text:span text:style-name="T22">)/24.<text:tab/></text:span><text:span text:style-name="T21"><text:tab/> <text:s text:c="10"/>(11)</text:span></text:p>
      <text:p text:style-name="P3"><text:span text:style-name="T21">Подстановка </text:span><text:span text:style-name="T25">z</text:span><text:span text:style-name="T22"> </text:span><text:span text:style-name="T21">в (9) приводит к следующему результату:</text:span></text:p>
      <text:p text:style-name="P14"><text:span text:style-name="T22">у = (—15</text:span><text:span text:style-name="T25">a</text:span><text:span text:style-name="T22"> — 5</text:span><text:span text:style-name="T25">b</text:span><text:span text:style-name="T22"> + 9</text:span><text:span text:style-name="T25">c</text:span><text:span text:style-name="T22">)/24,</text:span><text:span text:style-name="T21"><text:tab/> <text:tab/><text:tab/>(12)</text:span></text:p>
      <text:p text:style-name="P3"><text:span text:style-name="T21">а подстановка </text:span><text:span text:style-name="T25">y</text:span><text:span text:style-name="T21"> <text:s/>и </text:span><text:span text:style-name="T25">z</text:span><text:span text:style-name="T21"> в (6) дает</text:span></text:p>
      <text:p text:style-name="P15"><text:span text:style-name="T25">x</text:span><text:span text:style-name="T22"> = (60</text:span><text:span text:style-name="T25">a</text:span><text:span text:style-name="T22"> — 12</text:span><text:span text:style-name="T25">b</text:span><text:span text:style-name="T22"> — 12</text:span><text:span text:style-name="T25">c</text:span><text:span text:style-name="T22">)/24.</text:span><text:span text:style-name="T21"><text:tab/><text:tab/><text:tab/>(13)</text:span></text:p>
      <text:p text:style-name="P34">Последние три результата могут быть представлены в матричном виде следующим образом:</text:p>
      <text:p text:style-name="P16"><draw:frame draw:style-name="fr1" draw:name="Объект4" text:anchor-type="as-char" svg:width="0.4283in" svg:height="0.3965in" draw:z-index="3"><draw:object xlink:href="./Object 4" xlink:type="simple" xlink:show="embed" xlink:actuate="onLoad"/><draw:image xlink:href="./ObjectReplacements/Object 4" xlink:type="simple" xlink:show="embed" xlink:actuate="onLoad"/></draw:frame><text:span text:style-name="T21">=</text:span><draw:frame draw:style-name="fr1" draw:name="Объект5" text:anchor-type="as-char" svg:width="0.2236in" svg:height="0.3937in" draw:z-index="4"><draw:object xlink:href="./Object 5" xlink:type="simple" xlink:show="embed" xlink:actuate="onLoad"/><draw:image xlink:href="./ObjectReplacements/Object 5" xlink:type="simple" xlink:show="embed" xlink:actuate="onLoad"/></draw:frame><draw:frame draw:style-name="fr1" draw:name="Объект6" text:anchor-type="as-char" svg:width="1.5398in" svg:height="0.7744in" draw:z-index="5"><draw:object xlink:href="./Object 6" xlink:type="simple" xlink:show="embed" xlink:actuate="onLoad"/><draw:image xlink:href="./ObjectReplacements/Object 6" xlink:type="simple" xlink:show="embed" xlink:actuate="onLoad"/></draw:frame><draw:frame draw:style-name="fr1" draw:name="Объект7" text:anchor-type="as-char" svg:width="0.4098in" svg:height="0.3965in" draw:z-index="6"><draw:object xlink:href="./Object 7" xlink:type="simple" xlink:show="embed" xlink:actuate="onLoad"/><draw:image xlink:href="./ObjectReplacements/Object 7" xlink:type="simple" xlink:show="embed" xlink:actuate="onLoad"/></draw:frame><text:span text:style-name="T21">.<text:tab/><text:tab/><text:tab/>(14)</text:span></text:p>
      <text:p text:style-name="P34">Сравнивая этот результат с (2), мы приходим к заключению, что</text:p>
      <text:p text:style-name="P16"><text:span text:style-name="T5">A</text:span><text:span text:style-name="T15">-1</text:span><text:span text:style-name="T6">=</text:span><draw:frame draw:style-name="fr1" draw:name="Объект8" text:anchor-type="as-char" svg:width="0.2236in" svg:height="0.3937in" draw:z-index="7"><draw:object xlink:href="./Object 8" xlink:type="simple" xlink:show="embed" xlink:actuate="onLoad"/><draw:image xlink:href="./ObjectReplacements/Object 8" xlink:type="simple" xlink:show="embed" xlink:actuate="onLoad"/></draw:frame><draw:frame draw:style-name="fr1" draw:name="Объект9" text:anchor-type="as-char" svg:width="1.5398in" svg:height="0.7744in" draw:z-index="8"><draw:object xlink:href="./Object 9" xlink:type="simple" xlink:show="embed" xlink:actuate="onLoad"/><draw:image xlink:href="./ObjectReplacements/Object 9" xlink:type="simple" xlink:show="embed" xlink:actuate="onLoad"/></draw:frame><text:span text:style-name="T21">.</text:span></text:p>
      <text:p text:style-name="P3"><text:span text:style-name="T21">Умножив обе части этого соотношения на </text:span><text:span text:style-name="T22">А, </text:span><text:span text:style-name="T21">можно убедиться в справедливости полученного результата. Эта процедура, естествен­но, очень утомительна для человека, но для компьютера она не представляется сложной: отдельные шаги расчетов по существу одни и те же как для больших, так и для маленьких матриц (для больших их просто больше).</text:span></text:p>
      <text:p text:style-name="P3"><text:span text:style-name="T21">Так как компьютер работает с числами (а не с переменными </text:span><text:span text:style-name="T24">a</text:span><text:span text:style-name="T22">, </text:span><text:span text:style-name="T25">b</text:span><text:span text:style-name="T21">, </text:span><text:span text:style-name="T25">c</text:span><text:span text:style-name="T21">), то для того чтобы решение системы (1) относительно </text:span><text:span text:style-name="T25">x</text:span><text:span text:style-name="T22">, у </text:span><text:span text:style-name="T21">и </text:span><text:span text:style-name="T25">z</text:span><text:span text:style-name="T21"> выразить в </text:span><text:span text:style-name="T23">явном</text:span><text:span text:style-name="T21"> </text:span><text:span text:style-name="T23">виде</text:span><text:span text:style-name="T21"> через </text:span><text:span text:style-name="T24">a</text:span><text:span text:style-name="T22">, </text:span><text:span text:style-name="T25">b</text:span><text:span text:style-name="T21"> и </text:span><text:span text:style-name="T25">c</text:span><text:span text:style-name="T21"> и записать в матричной форме, умножим правую часть системы уравнений (1) на единичную матрицу и будем выполнять над ней те же преобразования, что и над исходной матрицей.</text:span></text:p>
      <text:p text:style-name="P34">Алгоритм преобразования состоит из двух шагов:</text:p>
      <text:list xml:id="list3973357271" text:style-name="WW8Num2">
        <text:list-item>
          <text:p text:style-name="P35">Прямой ход. В результате исходная матрица преобразуется в верхнюю треугольную матрицу.</text:p>
        </text:list-item>
        <text:list-item>
          <text:p text:style-name="P35">Обратный ход. В результате исходная матрица преобразуется в единичную, а введенная единичная матрица – в матрицу, обратную исходной, то есть система уравнений (1) преобразуется в систему уравнений (2).</text:p>
        </text:list-item>
      </text:list>
      <text:p text:style-name="P36">Выполним с помощью этого алгоритма рассмотренный выше пример:</text:p>
      <text:p text:style-name="P19"><draw:frame draw:style-name="fr1" draw:name="Объект10" text:anchor-type="as-char" svg:width="1.1165in" svg:height="0.7744in" draw:z-index="9"><draw:object xlink:href="./Object 10" xlink:type="simple" xlink:show="embed" xlink:actuate="onLoad"/><draw:image xlink:href="./ObjectReplacements/Object 10" xlink:type="simple" xlink:show="embed" xlink:actuate="onLoad"/></draw:frame><draw:frame draw:style-name="fr1" draw:name="Объект11" text:anchor-type="as-char" svg:width="0.4283in" svg:height="0.3965in" draw:z-index="10"><draw:object xlink:href="./Object 11" xlink:type="simple" xlink:show="embed" xlink:actuate="onLoad"/><draw:image xlink:href="./ObjectReplacements/Object 11" xlink:type="simple" xlink:show="embed" xlink:actuate="onLoad"/></draw:frame><text:span text:style-name="T21">=</text:span><draw:frame draw:style-name="fr1" draw:name="Объект12" text:anchor-type="as-char" svg:width="0.9665in" svg:height="0.7744in" draw:z-index="11"><draw:object xlink:href="./Object 12" xlink:type="simple" xlink:show="embed" xlink:actuate="onLoad"/><draw:image xlink:href="./ObjectReplacements/Object 12" xlink:type="simple" xlink:show="embed" xlink:actuate="onLoad"/></draw:frame><draw:frame draw:style-name="fr1" draw:name="Объект13" text:anchor-type="as-char" svg:width="0.4098in" svg:height="0.3965in" draw:z-index="12"><draw:object xlink:href="./Object 13" xlink:type="simple" xlink:show="embed" xlink:actuate="onLoad"/><draw:image xlink:href="./ObjectReplacements/Object 13" xlink:type="simple" xlink:show="embed" xlink:actuate="onLoad"/></draw:frame><text:span text:style-name="T21">.</text:span></text:p>
      <text:p text:style-name="P39">Шаг 1. Прямой ход.</text:p>
      <text:p text:style-name="P18"><text:span text:style-name="T21">Исключаем </text:span><text:span text:style-name="T25">x</text:span><text:span text:style-name="T21"> из нижележащих строк:</text:span></text:p>
      <text:p text:style-name="P19"><text:span text:style-name="T21"><text:s/></text:span><draw:frame draw:style-name="fr1" draw:name="Объект14" text:anchor-type="as-char" svg:width="1.2193in" svg:height="0.7744in" draw:z-index="13"><draw:object xlink:href="./Object 14" xlink:type="simple" xlink:show="embed" xlink:actuate="onLoad"/><draw:image xlink:href="./ObjectReplacements/Object 14" xlink:type="simple" xlink:show="embed" xlink:actuate="onLoad"/></draw:frame><text:span text:style-name="T21"><text:tab/><text:tab/></text:span><draw:frame draw:style-name="fr1" draw:name="Объект15" text:anchor-type="as-char" svg:width="1.2134in" svg:height="0.7744in" draw:z-index="14"><draw:object xlink:href="./Object 15" xlink:type="simple" xlink:show="embed" xlink:actuate="onLoad"/><draw:image xlink:href="./ObjectReplacements/Object 15" xlink:type="simple" xlink:show="embed" xlink:actuate="onLoad"/></draw:frame><text:span text:style-name="T21">.</text:span></text:p>
      <text:p text:style-name="P18"><text:span text:style-name="T21">Исключаем <text:s/></text:span><text:span text:style-name="T25">y</text:span><text:span text:style-name="T22">:</text:span></text:p>
      <text:p text:style-name="P20"><draw:frame draw:style-name="fr1" draw:name="Объект16" text:anchor-type="as-char" svg:width="1.3311in" svg:height="0.7744in" draw:z-index="15"><draw:object xlink:href="./Object 16" xlink:type="simple" xlink:show="embed" xlink:actuate="onLoad"/><draw:image xlink:href="./ObjectReplacements/Object 16" xlink:type="simple" xlink:show="embed" xlink:actuate="onLoad"/></draw:frame><text:span text:style-name="T21"><text:tab/><text:tab/></text:span><draw:frame draw:style-name="fr1" draw:name="Объект17" text:anchor-type="as-char" svg:width="1.4898in" svg:height="0.7744in" draw:z-index="16"><draw:object xlink:href="./Object 17" xlink:type="simple" xlink:show="embed" xlink:actuate="onLoad"/><draw:image xlink:href="./ObjectReplacements/Object 17" xlink:type="simple" xlink:show="embed" xlink:actuate="onLoad"/></draw:frame><text:span text:style-name="T21">.</text:span></text:p>
      <text:p text:style-name="P18"><text:span text:style-name="T21">Устанавливаем коэффициент при </text:span><text:span text:style-name="T25">z</text:span><text:span text:style-name="T21"> равным 1:</text:span></text:p>
      <text:p text:style-name="P20"><draw:frame draw:style-name="fr1" draw:name="Объект18" text:anchor-type="as-char" svg:width="1.2689in" svg:height="0.7744in" draw:z-index="17"><draw:object xlink:href="./Object 18" xlink:type="simple" xlink:show="embed" xlink:actuate="onLoad"/><draw:image xlink:href="./ObjectReplacements/Object 18" xlink:type="simple" xlink:show="embed" xlink:actuate="onLoad"/></draw:frame><text:span text:style-name="T21"><text:tab/></text:span><draw:frame draw:style-name="fr1" draw:name="Объект19" text:anchor-type="as-char" svg:width="1.8362in" svg:height="0.7744in" draw:z-index="18"><draw:object xlink:href="./Object 19" xlink:type="simple" xlink:show="embed" xlink:actuate="onLoad"/><draw:image xlink:href="./ObjectReplacements/Object 19" xlink:type="simple" xlink:show="embed" xlink:actuate="onLoad"/></draw:frame><text:span text:style-name="T21">.</text:span></text:p>
      <text:p text:style-name="P39">Шаг 1. Обратный ход.</text:p>
      <text:p text:style-name="P18"><text:span text:style-name="T21">Исключаем </text:span><text:span text:style-name="T25">z</text:span><text:span text:style-name="T21"> из всех вышележащих строк:</text:span></text:p>
      <text:p text:style-name="P20"><text:soft-page-break/><draw:frame draw:style-name="fr1" draw:name="Объект20" text:anchor-type="as-char" svg:width="1.2071in" svg:height="0.7744in" draw:z-index="19"><draw:object xlink:href="./Object 20" xlink:type="simple" xlink:show="embed" xlink:actuate="onLoad"/><draw:image xlink:href="./ObjectReplacements/Object 20" xlink:type="simple" xlink:show="embed" xlink:actuate="onLoad"/></draw:frame><text:span text:style-name="T21"><text:tab/></text:span><draw:frame draw:style-name="fr1" draw:name="Объект21" text:anchor-type="as-char" svg:width="2.0571in" svg:height="0.7744in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18"><text:span text:style-name="T21">Исключаем </text:span><text:span text:style-name="T25">y</text:span><text:span text:style-name="T21"> из всех вышележащих строк:</text:span></text:p>
      <text:p text:style-name="P20"><draw:frame draw:style-name="fr1" draw:name="Объект22" text:anchor-type="as-char" svg:width="1.1319in" svg:height="0.7744in" draw:z-index="21"><draw:object xlink:href="./Object 22" xlink:type="simple" xlink:show="embed" xlink:actuate="onLoad"/><draw:image xlink:href="./ObjectReplacements/Object 22" xlink:type="simple" xlink:show="embed" xlink:actuate="onLoad"/></draw:frame><text:span text:style-name="T21"><text:tab/><text:tab/></text:span><draw:frame draw:style-name="fr1" draw:name="Объект23" text:anchor-type="as-char" svg:width="1.9244in" svg:height="0.7744in" draw:z-index="22"><draw:object xlink:href="./Object 23" xlink:type="simple" xlink:show="embed" xlink:actuate="onLoad"/><draw:image xlink:href="./ObjectReplacements/Object 23" xlink:type="simple" xlink:show="embed" xlink:actuate="onLoad"/></draw:frame><text:span text:style-name="T21">.</text:span></text:p>
      <text:p text:style-name="P36">Представим результат в матричном виде:</text:p>
      <text:p text:style-name="P20"><draw:frame draw:style-name="fr1" draw:name="Объект24" text:anchor-type="as-char" svg:width="0.9665in" svg:height="0.7744in" draw:z-index="23"><draw:object xlink:href="./Object 24" xlink:type="simple" xlink:show="embed" xlink:actuate="onLoad"/><draw:image xlink:href="./ObjectReplacements/Object 24" xlink:type="simple" xlink:show="embed" xlink:actuate="onLoad"/></draw:frame><draw:frame draw:style-name="fr1" draw:name="Объект25" text:anchor-type="as-char" svg:width="0.4283in" svg:height="0.3965in" draw:z-index="24"><draw:object xlink:href="./Object 25" xlink:type="simple" xlink:show="embed" xlink:actuate="onLoad"/><draw:image xlink:href="./ObjectReplacements/Object 25" xlink:type="simple" xlink:show="embed" xlink:actuate="onLoad"/></draw:frame><text:span text:style-name="T21">=</text:span><draw:frame draw:style-name="fr1" draw:name="Объект26" text:anchor-type="as-char" svg:width="0.2236in" svg:height="0.3937in" draw:z-index="25"><draw:object xlink:href="./Object 26" xlink:type="simple" xlink:show="embed" xlink:actuate="onLoad"/><draw:image xlink:href="./ObjectReplacements/Object 26" xlink:type="simple" xlink:show="embed" xlink:actuate="onLoad"/></draw:frame><draw:frame draw:style-name="fr1" draw:name="Объект27" text:anchor-type="as-char" svg:width="1.5398in" svg:height="0.7744in" draw:z-index="26"><draw:object xlink:href="./Object 27" xlink:type="simple" xlink:show="embed" xlink:actuate="onLoad"/><draw:image xlink:href="./ObjectReplacements/Object 27" xlink:type="simple" xlink:show="embed" xlink:actuate="onLoad"/></draw:frame><draw:frame draw:style-name="fr1" draw:name="Объект28" text:anchor-type="as-char" svg:width="0.4098in" svg:height="0.3965in" draw:z-index="27"><draw:object xlink:href="./Object 28" xlink:type="simple" xlink:show="embed" xlink:actuate="onLoad"/><draw:image xlink:href="./ObjectReplacements/Object 28" xlink:type="simple" xlink:show="embed" xlink:actuate="onLoad"/></draw:frame><text:span text:style-name="T21">.</text:span></text:p>
      <text:p text:style-name="P36">Сравнив результат с (14), убеждаемся, что все вычисления сделаны правильно.</text:p>
      <text:p text:style-name="P36"/>
      <text:p text:style-name="P18"><text:span text:style-name="T17">Точность вычисления обратной матрицы</text:span><text:span text:style-name="T18">.</text:span></text:p>
      <text:p text:style-name="P29">Основной источник погрешностей при выполнении вычислений на ЭВМ – это ошибки округления. Ошибки округления всегда возникают в последнем значащем разряде. Однако накопление ошибок в связи с выполнением большого количества вычислений может повлиять на последние два и более разрядов. </text:p>
      <text:p text:style-name="P5"><text:span text:style-name="T12">Для уменьшения погрешностей округления нужно использовать более «длинные» типы данных для представления коэффициентов, например, </text:span><text:span text:style-name="T13">double</text:span><text:span text:style-name="T12"> вместо </text:span><text:span text:style-name="T13">float</text:span><text:span text:style-name="T12">. </text:span></text:p>
      <text:p text:style-name="P29">Влияние погрешностей округления на результат вычислений зависит от используемых методов расчета. Наиболее часто встречающиеся источники увеличения влияния погрешностей округления на результат – деление на малые величины и сложение больших величин с малыми величинами. Полностью предупредить подобные ошибки нельзя, однако в каждом конкретном случае нужно использовать методы расчета, которые сводят к минимуму влияние ошибок. Например, если нужно складывать большое количество малых величин с большой величиной, то нужно сложить сначала все малые величины, а затем их сумму, которая уже не будет такой малой, сложить с большой величиной. Если при сложении последовательно прибавлять малые величины к большой, то при выравнивании порядков малые величины будут превращаться в ноль и не повлияют на результат сложения. Общее правило заключается в том, что надо так организовать процесс вычислений, чтобы, по возможности, все <text:s/>операции выполнялись бы над величинами одного порядка.</text:p>
      <text:p text:style-name="P5"><text:span text:style-name="T14"><text:s/>Вообще говоря, ЭВМ не делает </text:span><text:span text:style-name="T12">ошибок, но она выполняет ошибочные программы точно так же, как </text:span><text:span text:style-name="T14">и правильные. Поэтому оценку точности результатов вычислений должен делать программист. В случае получения обратной матрицы правильность результата вычислений можно оценить путем умножения обратной матрицы на исходную. В результате должна получиться единичная матрица.</text:span></text:p>
      <text:p text:style-name="P25"/>
      <text:p text:style-name="P5"><text:span text:style-name="T19">Задание</text:span><text:span text:style-name="T18">.</text:span><text:span text:style-name="T20"> <text:s/></text:span><text:span text:style-name="T9">Создать функцию для </text:span><text:span text:style-name="T8">вычисления обратной матрицы по методу Гаусса-Жордана. Размер матрицы </text:span><text:span text:style-name="T9">передавать в функцию в качестве параметра. Для упрощения алгоритма следует присоединить единичную матрицу справа к исходной и выполнять все преобразования над объединенной матрицей размером </text:span><text:span text:style-name="T10">N</text:span><text:span text:style-name="T9">*2</text:span><text:span text:style-name="T10">N</text:span><text:span text:style-name="T9">. Обратная матрица получится на месте единичной в столбцах </text:span><text:span text:style-name="T10">N</text:span><text:span text:style-name="T9">…2</text:span><text:span text:style-name="T10">N</text:span><text:span text:style-name="T9">, а на месте исходной матрицы в столбцах 0…(</text:span><text:span text:style-name="T10">N</text:span><text:span text:style-name="T9">-1) должна получиться единичная матрица.</text:span></text:p>
      <text:p text:style-name="P30">Включить в алгоритм проверку на существование обратной матрицы. Для этого в в прямом ходе перед делением выполнить проверку на ноль элементов главной диагонали исходной матрицы. Если элемент равен 0, то нужно поменять местами текущую строку с одной из нижележащих строк, в которой элемент в соответствующем столбце не равен 0.</text:p>
      <text:p text:style-name="P31">Если таких строк нет, то выдать сообщение: «Обратная матрица не существует».</text:p>
      <text:p text:style-name="P5"><text:span text:style-name="T9">Применить функцию для решения </text:span><text:span text:style-name="T8">системы линейных алгебраических уравнений.</text:span></text:p>
      <text:p text:style-name="P27"/>
      <text:p text:style-name="P36">Шаги выполнения задания.</text:p>
      <text:p text:style-name="P36">Часть 1.</text:p>
      <text:list text:style-name="WW8Num3">
        <text:list-item>
          <text:list>
            <text:list-item>
              <text:p text:style-name="P37">Разработать схему алгоритма для вычисления обратной матрицы методом Гаусса-Жордана.</text:p>
            </text:list-item>
            <text:list-item>
              <text:p text:style-name="P37"><text:soft-page-break/>Разработать программу, реализующую метод Гаусса-Жордана. Для ускорения процесса разработки программы на этом шаге следует сконцентрироваться на реализации алгоритма и не использовать динамическую память для хранения матриц и не оформлять реализацию алгоритма в виде функции.</text:p>
            </text:list-item>
            <text:list-item>
              <text:p text:style-name="P37">Отладить программу, используя контрольный пример.</text:p>
            </text:list-item>
            <text:list-item>
              <text:p text:style-name="P21"><text:span text:style-name="T9">Оформить алгоритм в виде функции для </text:span><text:span text:style-name="T8">вычисления обратной матрицы по методу Гаусса-Жордана. Размер матрицы </text:span><text:span text:style-name="T9">передавать в функцию в качестве параметра.</text:span></text:p>
            </text:list-item>
          </text:list>
        </text:list-item>
      </text:list>
      <text:p text:style-name="P36">Часть 2.</text:p>
      <text:list text:continue-list="list3973357271" text:style-name="WW8Num2">
        <text:list-item>
          <text:list>
            <text:list-item>
              <text:p text:style-name="P17"><text:span text:style-name="T9">Выполнить тестирование программы. Проверку правильности результатов</text:span><text:span text:style-name="T21"> вычислений выполнять путем умножения полученной обратной матрицы на исходную (в результате должна получиться единичная матрица). Для реализации контроля разработайте функцию, реализующую произведение прямоугольных матриц. В процессе выполнения программы на экран должы выводиться следующие данные: исходная матрица, промежуточные результаты после прямого и обратного ходов, обратная матрица и результат умножения прямой матрицы на обратную. Для печати матрицы использовать функцию из лабораторной работы 10.</text:span></text:p>
            </text:list-item>
          </text:list>
        </text:list-item>
      </text:list>
      <text:p text:style-name="P38"/>
      <text:list text:continue-numbering="true" text:style-name="WW8Num2">
        <text:list-item>
          <text:list>
            <text:list-item>
              <text:p text:style-name="P32">Доработать алгоритм для случая, когда на главной диагонали появляется ноль. Включить в алгоритм проверку на существование обратной матрицы.</text:p>
            </text:list-item>
            <text:list-item>
              <text:p text:style-name="P17"><text:span text:style-name="T9">Применить функцию вычисления обратной матрицы для решения </text:span><text:span text:style-name="T8">системы линейных алгебраических уравнений.</text:span></text:p>
            </text:list-item>
            <text:list-item>
              <text:p text:style-name="P17"><text:span text:style-name="T21">Исследовать влияние коэффициентов </text:span><text:span text:style-name="T8">исходной матрицы на точность вычисления обратной матрицы. В качестве оценки погрешности использовать значения «нулей» единичной матрицы, полученной в результате перемножения исходной матрицы на обратную.</text:span></text:p>
            </text:list-item>
          </text:list>
        </text:list-item>
      </text:list>
      <text:p text:style-name="P22"><text:span text:style-name="T8"/></text:p>
      <text:p text:style-name="P40" loext:marker-style-name="T16"><text:span text:style-name="T28">double</text:span><text:span text:style-name="T16"> Determinant(</text:span><text:span text:style-name="T28">double</text:span><text:span text:style-name="T16"> **</text:span><text:span text:style-name="T29">matrix</text:span><text:span text:style-name="T16">, </text:span><text:span text:style-name="T28">int</text:span><text:span text:style-name="T16"> </text:span><text:span text:style-name="T29">currentMatrixValue</text:span><text:span text:style-name="T16">,</text:span><text:span text:style-name="T28">int</text:span><text:span text:style-name="T16"> </text:span><text:span text:style-name="T29">matrixValue</text:span><text:span text:style-name="T16">,</text:span><text:span text:style-name="T28">int</text:span><text:span text:style-name="T16"> </text:span><text:span text:style-name="T29">curCol</text:span><text:span text:style-name="T16">)</text:span></text:p>
      <text:p text:style-name="Standard" loext:marker-style-name="T16"><text:span text:style-name="T16">{</text:span><text:span text:style-name="T16"/></text:p>
      <text:p text:style-name="Standard" loext:marker-style-name="T16"><text:span text:style-name="T16"><text:tab/></text:span><text:span text:style-name="T28">if</text:span><text:span text:style-name="T16"> (</text:span><text:span text:style-name="T29">currentMatrixValue</text:span><text:span text:style-name="T16">==1)</text:span></text:p>
      <text:p text:style-name="Standard" loext:marker-style-name="T16"><text:span text:style-name="T16"><text:tab/>{</text:span><text:span text:style-name="T16"/></text:p>
      <text:p text:style-name="Standard" loext:marker-style-name="T16"><text:span text:style-name="T16"><text:tab/><text:tab/></text:span><text:span text:style-name="T28">return</text:span><text:span text:style-name="T16"> </text:span><text:span text:style-name="T29">matrix</text:span><text:span text:style-name="T16">[0][0];</text:span></text:p>
      <text:p text:style-name="Standard" loext:marker-style-name="T16"><text:span text:style-name="T16"><text:tab/>}</text:span><text:span text:style-name="T16"/></text:p>
      <text:p text:style-name="P33" loext:marker-style-name="T16"/>
      <text:p text:style-name="Standard" loext:marker-style-name="T16"><text:span text:style-name="T16"><text:tab/></text:span><text:span text:style-name="T28">if</text:span><text:span text:style-name="T16"> (</text:span><text:span text:style-name="T29">currentMatrixValue</text:span><text:span text:style-name="T16"> == 2)</text:span></text:p>
      <text:p text:style-name="Standard" loext:marker-style-name="T16"><text:span text:style-name="T16"><text:tab/>{</text:span><text:span text:style-name="T16"/></text:p>
      <text:p text:style-name="Standard" loext:marker-style-name="T16"><text:span text:style-name="T16"><text:tab/><text:tab/></text:span><text:span text:style-name="T28">return</text:span><text:span text:style-name="T16"> </text:span><text:span text:style-name="T29">matrix</text:span><text:span text:style-name="T16">[0][0]*</text:span><text:span text:style-name="T29">matrix</text:span><text:span text:style-name="T16">[1][1]-</text:span><text:span text:style-name="T29">matrix</text:span><text:span text:style-name="T16">[1][0]*</text:span><text:span text:style-name="T29">matrix</text:span><text:span text:style-name="T16">[0][1];</text:span></text:p>
      <text:p text:style-name="Standard" loext:marker-style-name="T16"><text:span text:style-name="T16"><text:tab/>}</text:span><text:span text:style-name="T16"/></text:p>
      <text:p text:style-name="P33" loext:marker-style-name="T16"/>
      <text:p text:style-name="Standard" loext:marker-style-name="T16"><text:span text:style-name="T16"><text:tab/></text:span><text:span text:style-name="T28">double</text:span><text:span text:style-name="T16"> Determinan = 0;</text:span></text:p>
      <text:p text:style-name="Standard" loext:marker-style-name="T16"><text:span text:style-name="T16"><text:tab/></text:span><text:span text:style-name="T28">short</text:span><text:span text:style-name="T16"> </text:span><text:span text:style-name="T28">int</text:span><text:span text:style-name="T16"> koef = 1;</text:span></text:p>
      <text:p text:style-name="P33" loext:marker-style-name="T16"/>
      <text:p text:style-name="Standard" loext:marker-style-name="T16"><text:span text:style-name="T16"><text:tab/></text:span><text:span text:style-name="T28">double</text:span><text:span text:style-name="T16"> **matrixNext = </text:span><text:span text:style-name="T28">new</text:span><text:span text:style-name="T16"> </text:span><text:span text:style-name="T28">double</text:span><text:span text:style-name="T16"> *[</text:span><text:span text:style-name="T29">currentMatrixValue</text:span><text:span text:style-name="T16"> - 1];</text:span></text:p>
      <text:p text:style-name="Standard" loext:marker-style-name="T16"><text:span text:style-name="T16"><text:tab/></text:span><text:span text:style-name="T28">for</text:span><text:span text:style-name="T16"> (</text:span><text:span text:style-name="T28">int</text:span><text:span text:style-name="T16"> row = 0; row &lt; </text:span><text:span text:style-name="T29">currentMatrixValue</text:span><text:span text:style-name="T16"> - 1; row++)</text:span></text:p>
      <text:p text:style-name="Standard" loext:marker-style-name="T16"><text:span text:style-name="T16"><text:tab/>{</text:span><text:span text:style-name="T16"/></text:p>
      <text:p text:style-name="Standard" loext:marker-style-name="T16"><text:span text:style-name="T16"><text:tab/><text:tab/>matrixNext[row] = </text:span><text:span text:style-name="T28">new</text:span><text:span text:style-name="T16"> </text:span><text:span text:style-name="T28">double</text:span><text:span text:style-name="T16">[</text:span><text:span text:style-name="T29">currentMatrixValue</text:span><text:span text:style-name="T16"> - 1];</text:span></text:p>
      <text:p text:style-name="Standard" loext:marker-style-name="T16"><text:span text:style-name="T16"><text:tab/>}</text:span><text:span text:style-name="T16"/></text:p>
      <text:p text:style-name="P33" loext:marker-style-name="T16"/>
      <text:p text:style-name="Standard" loext:marker-style-name="T16"><text:span text:style-name="T16"><text:tab/></text:span><text:span text:style-name="T28">for</text:span><text:span text:style-name="T16"> (</text:span><text:span text:style-name="T28">int</text:span><text:span text:style-name="T16"> row = 0; row &lt; </text:span><text:span text:style-name="T29">matrixValue</text:span><text:span text:style-name="T16">-1; row++)</text:span></text:p>
      <text:p text:style-name="Standard" loext:marker-style-name="T16"><text:span text:style-name="T16"><text:tab/>{</text:span><text:span text:style-name="T16"/></text:p>
      <text:p text:style-name="Standard" loext:marker-style-name="T16"><text:span text:style-name="T16"><text:tab/><text:tab/></text:span><text:span text:style-name="T28">for</text:span><text:span text:style-name="T16"> (</text:span><text:span text:style-name="T28">int</text:span><text:span text:style-name="T16"> col = 0; col &lt; </text:span><text:span text:style-name="T29">curCol</text:span><text:span text:style-name="T16">; col++)</text:span></text:p>
      <text:p text:style-name="Standard" loext:marker-style-name="T16"><text:span text:style-name="T16"><text:tab/><text:tab/>{</text:span><text:span text:style-name="T16"/></text:p>
      <text:p text:style-name="Standard" loext:marker-style-name="T16"><text:span text:style-name="T16"><text:tab/><text:tab/><text:tab/>matrixNext[row][col] = </text:span><text:span text:style-name="T29">matrix</text:span><text:span text:style-name="T16">[row+1][col];</text:span></text:p>
      <text:p text:style-name="Standard" loext:marker-style-name="T16"><text:span text:style-name="T16"><text:tab/><text:tab/><text:tab/></text:span><text:span text:style-name="T16"/></text:p>
      <text:p text:style-name="Standard" loext:marker-style-name="T16"><text:span text:style-name="T16"><text:tab/><text:tab/>}</text:span><text:span text:style-name="T16"/></text:p>
      <text:p text:style-name="Standard" loext:marker-style-name="T16"><text:span text:style-name="T16"><text:tab/><text:tab/></text:span><text:span text:style-name="T28">for</text:span><text:span text:style-name="T16"> (</text:span><text:span text:style-name="T28">int</text:span><text:span text:style-name="T16"> col = </text:span><text:span text:style-name="T29">curCol</text:span><text:span text:style-name="T16">;col&lt;</text:span><text:span text:style-name="T29">currentMatrixValue</text:span><text:span text:style-name="T16">;col++)</text:span></text:p>
      <text:p text:style-name="Standard" loext:marker-style-name="T16"><text:span text:style-name="T16"><text:tab/><text:tab/>{</text:span><text:span text:style-name="T16"/></text:p>
      <text:p text:style-name="Standard" loext:marker-style-name="T16"><text:span text:style-name="T16"><text:tab/><text:tab/><text:tab/>matrixNext[row][col] = </text:span><text:span text:style-name="T29">matrix</text:span><text:span text:style-name="T16">[row+1][col + 1];</text:span></text:p>
      <text:p text:style-name="Standard" loext:marker-style-name="T16"><text:span text:style-name="T16"><text:tab/><text:tab/>}</text:span><text:span text:style-name="T16"/></text:p>
      <text:p text:style-name="Standard" loext:marker-style-name="T16"><text:span text:style-name="T16"><text:tab/>}</text:span><text:span text:style-name="T16"/></text:p>
      <text:p text:style-name="P33" loext:marker-style-name="T16"/>
      <text:p text:style-name="Standard" loext:marker-style-name="T16"><text:span text:style-name="T16"><text:tab/></text:span><text:span text:style-name="T30">//should be deleted</text:span></text:p>
      <text:p text:style-name="Standard" loext:marker-style-name="T16"><text:span text:style-name="T16"><text:tab/></text:span><text:span text:style-name="T28">for</text:span><text:span text:style-name="T16"> (</text:span><text:span text:style-name="T31">size_t</text:span><text:span text:style-name="T16"> i = 0; i &lt; </text:span><text:span text:style-name="T29">currentMatrixValue</text:span><text:span text:style-name="T16"> - 1; i++)</text:span></text:p>
      <text:p text:style-name="Standard" loext:marker-style-name="T16"><text:span text:style-name="T16"><text:tab/>{</text:span><text:span text:style-name="T16"/></text:p>
      <text:p text:style-name="Standard" loext:marker-style-name="T16"><text:span text:style-name="T16"><text:tab/><text:tab/></text:span><text:span text:style-name="T28">for</text:span><text:span text:style-name="T16"> (</text:span><text:span text:style-name="T31">size_t</text:span><text:span text:style-name="T16"> col = 0; col &lt; </text:span><text:span text:style-name="T29">currentMatrixValue</text:span><text:span text:style-name="T16"> - 1; col++) {</text:span></text:p>
      <text:p text:style-name="Standard" loext:marker-style-name="T16"><text:span text:style-name="T16"><text:tab/><text:tab/><text:tab/>std::cout </text:span><text:span text:style-name="T32">&lt;&lt;</text:span><text:span text:style-name="T16"> matrixNext[i][col] </text:span><text:span text:style-name="T32">&lt;&lt;</text:span><text:span text:style-name="T16"> </text:span><text:span text:style-name="T33">" "</text:span><text:span text:style-name="T16">;</text:span></text:p>
      <text:p text:style-name="Standard" loext:marker-style-name="T16"><text:span text:style-name="T16"><text:tab/><text:tab/>}</text:span><text:span text:style-name="T16"/></text:p>
      <text:p text:style-name="Standard" loext:marker-style-name="T16"><text:span text:style-name="T16"><text:tab/><text:tab/>std::cout </text:span><text:span text:style-name="T32">&lt;&lt;</text:span><text:span text:style-name="T16"> </text:span><text:span text:style-name="T33">"\n"</text:span><text:span text:style-name="T16">;</text:span></text:p>
      <text:p text:style-name="Standard" loext:marker-style-name="T16"><text:span text:style-name="T16"><text:tab/>}</text:span><text:span text:style-name="T16"/></text:p>
      <text:p text:style-name="P33" loext:marker-style-name="T16"/>
      <text:p text:style-name="Standard" loext:marker-style-name="T16"><text:span text:style-name="T16"><text:tab/></text:span><text:span text:style-name="T28">for</text:span><text:span text:style-name="T16"> (</text:span><text:span text:style-name="T28">int</text:span><text:span text:style-name="T16"> col = 0; col &lt; </text:span><text:span text:style-name="T29">currentMatrixValue</text:span><text:span text:style-name="T16"> - 1; col++)</text:span></text:p>
      <text:p text:style-name="Standard" loext:marker-style-name="T16"><text:span text:style-name="T16"><text:tab/>{</text:span><text:span text:style-name="T16"/></text:p>
      <text:p text:style-name="Standard" loext:marker-style-name="T16"><text:span text:style-name="T16"><text:tab/><text:tab/>std::cout </text:span><text:span text:style-name="T32">&lt;&lt;</text:span><text:span text:style-name="T16"> </text:span><text:span text:style-name="T33">"lol"</text:span><text:span text:style-name="T16">;</text:span></text:p>
      <text:p text:style-name="Standard" loext:marker-style-name="T16"><text:span text:style-name="T16"><text:tab/><text:tab/>Determinan += koef * </text:span><text:span text:style-name="T29">matrix</text:span><text:span text:style-name="T16">[0][col] * Determinant(matrixNext, </text:span><text:span text:style-name="T29">currentMatrixValue</text:span><text:span text:style-name="T16"> - 1,</text:span><text:span text:style-name="T29">matrixValue</text:span><text:span text:style-name="T16">,col);</text:span></text:p>
      <text:p text:style-name="Standard" loext:marker-style-name="T16"><text:span text:style-name="T16"><text:tab/><text:tab/>koef *= -1;</text:span><text:span text:style-name="T16"/></text:p>
      <text:p text:style-name="Standard" loext:marker-style-name="T16"><text:span text:style-name="T16"><text:tab/>}</text:span><text:span text:style-name="T16"/></text:p>
      <text:p text:style-name="Standard" loext:marker-style-name="T16"><text:span text:style-name="T16"><text:tab/></text:span><text:span text:style-name="T16"/></text:p>
      <text:p text:style-name="Standard" loext:marker-style-name="T16"><text:span text:style-name="T16"><text:tab/></text:span><text:span text:style-name="T28">for</text:span><text:span text:style-name="T16"> (</text:span><text:span text:style-name="T28">int</text:span><text:span text:style-name="T16"> row = 0; row &lt; </text:span><text:span text:style-name="T29">currentMatrixValue</text:span><text:span text:style-name="T16"> - 1; row++)</text:span></text:p>
      <text:p text:style-name="Standard" loext:marker-style-name="T16"><text:span text:style-name="T16"><text:tab/>{</text:span><text:span text:style-name="T16"/></text:p>
      <text:p text:style-name="Standard" loext:marker-style-name="T16"><text:span text:style-name="T16"><text:tab/><text:tab/></text:span><text:span text:style-name="T30">//delete[] matrixNext[row];</text:span></text:p>
      <text:p text:style-name="Standard" loext:marker-style-name="T16"><text:span text:style-name="T16"><text:tab/>}</text:span><text:span text:style-name="T16"/></text:p>
      <text:p text:style-name="Standard" loext:marker-style-name="T16"><text:span text:style-name="T16"><text:tab/></text:span><text:span text:style-name="T30">//delete[] matrixNext;</text:span></text:p>
      <text:p text:style-name="P33" loext:marker-style-name="T16"/>
      <text:p text:style-name="Standard" loext:marker-style-name="T16"><text:span text:style-name="T16"><text:tab/></text:span><text:span text:style-name="T28">return</text:span><text:span text:style-name="T16"> Determinan;</text:span></text:p>
      <text:p text:style-name="P22"><text:span text:style-name="T16">}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NSimSun" svg:font-family="NSimSun" style:font-family-generic="system" style:font-pitch="variable"/>
    <style:font-face style:name="Noto Sans CJK SC" svg:font-family="'Noto Sans CJK SC'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1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orphans="2" fo:widows="2" fo:keep-with-next="always" style:text-autospace="ideograph-alpha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Верхний_20_и_20_нижний_20_колонтитулы" style:display-name="Верхний и нижний колонтитулы" style:family="paragraph" style:parent-style-name="Standard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WW8Num2z0" style:family="text"/>
    <style:style style:name="WW8Num2z1" style:family="text">
      <style:text-properties fo:font-size="12pt" style:font-size-asian="12pt" style:font-size-complex="12pt"/>
    </style:style>
    <style:style style:name="WW8Num3z0" style:family="text">
      <style:text-properties fo:font-size="12pt" style:font-size-asian="12pt" style:font-size-complex="12pt"/>
    </style:style>
    <style:style style:name="WW8Num1z0" style:family="text"/>
    <style:style style:name="WW8Num1z1" style:family="text">
      <style:text-properties fo:font-size="12pt" style:font-size-asian="12pt" style:font-size-complex="12pt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Основной_20_шрифт_20_абзаца" style:display-name="Основной шрифт абзаца" style:family="text"/>
    <style:style style:name="Верхний_20_колонтитул_20_Знак" style:display-name="Верхний колонтитул Знак" style:family="text" style:parent-style-name="Основной_20_шрифт_20_абзаца"/>
    <style:style style:name="Нижний_20_колонтитул_20_Знак" style:display-name="Нижний колонтитул Знак" style:family="text" style:parent-style-name="Основной_20_шрифт_20_абзаца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181in" fo:text-indent="-0.25in" fo:margin-left="0.5181in"/>
        </style:list-level-properties>
      </text:list-level-style-number>
      <text:list-level-style-number text:level="2" text:style-name="WW8Num2z1" style:num-format="" text:start-value="0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 text:start-value="0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 text:start-value="0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 text:start-value="0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 text:start-value="0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 text:start-value="0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 text:start-value="0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 text:start-value="0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</text:list-level-style-number>
      <text:list-level-style-number text:level="2" text:style-name="WW8Num3z0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98in" fo:text-indent="-0.2917in" fo:margin-left="0.5598in"/>
        </style:list-level-properties>
      </text:list-level-style-number>
      <text:list-level-style-number text:level="3" text:style-name="WW8Num3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0362in" fo:text-indent="-0.5in" fo:margin-left="1.0362in"/>
        </style:list-level-properties>
      </text:list-level-style-number>
      <text:list-level-style-number text:level="4" text:style-name="WW8Num3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3043in" fo:text-indent="-0.5in" fo:margin-left="1.3043in"/>
        </style:list-level-properties>
      </text:list-level-style-number>
      <text:list-level-style-number text:level="5" text:style-name="WW8Num3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822in" fo:text-indent="-0.75in" fo:margin-left="1.822in"/>
        </style:list-level-properties>
      </text:list-level-style-number>
      <text:list-level-style-number text:level="6" text:style-name="WW8Num3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2.0902in" fo:text-indent="-0.75in" fo:margin-left="2.0902in"/>
        </style:list-level-properties>
      </text:list-level-style-number>
      <text:list-level-style-number text:level="7" text:style-name="WW8Num3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6083in" fo:text-indent="-1in" fo:margin-left="2.6083in"/>
        </style:list-level-properties>
      </text:list-level-style-number>
      <text:list-level-style-number text:level="8" text:style-name="WW8Num3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8764in" fo:text-indent="-1in" fo:margin-left="2.8764in"/>
        </style:list-level-properties>
      </text:list-level-style-number>
      <text:list-level-style-number text:level="9" text:style-name="WW8Num3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.3945in" fo:text-indent="-1.25in" fo:margin-left="3.394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5in" fo:margin-bottom="0in" fo:margin-left="0.5in" fo:margin-right="0.5in" style:writing-mode="lr-tb" style:layout-grid-color="#c0c0c0" style:layout-grid-lines="59" style:layout-grid-base-height="0.189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top="0.461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Лабораторная работа 13</dc:title>
    <meta:initial-creator>IP</meta:initial-creator>
    <meta:creation-date>2007-11-15T18:29:00</meta:creation-date>
    <dc:date>2023-12-23T19:23:28.533000000</dc:date>
    <meta:editing-cycles>10</meta:editing-cycles>
    <meta:editing-duration>PT3H2M28S</meta:editing-duration>
    <meta:document-statistic meta:table-count="0" meta:image-count="0" meta:object-count="28" meta:page-count="5" meta:paragraph-count="138" meta:word-count="1404" meta:character-count="9816" meta:non-whitespace-character-count="8410"/>
    <meta:generator>LibreOffice/7.6.4.1$Windows_X86_64 LibreOffice_project/e19e193f88cd6c0525a17fb7a176ed8e6a3e2aa1</meta:generator>
  </office:meta>
</office:document-meta>
</file>

<file path=Object 1/content.xml><?xml version="1.0" encoding="utf-8"?>
<math xmlns="http://www.w3.org/1998/Math/MathML" display="block">
  <semantics>
    <mrow>
      <mrow>
        <mstyle mathsize="12pt">
          <mrow>
            <mstyle mathvariant="italic">
              <mtext>A=</mtext>
            </mstyle>
            <mrow/>
          </mrow>
        </mstyle>
        <mtable>
          <mtr>
            <mtd>
              <mrow>
                <mo stretchy="false">[</mo>
                <mn>2</mn>
                <mrow/>
              </mrow>
            </mtd>
          </mtr>
          <mtr>
            <mtd>
              <mrow>
                <mo stretchy="false">[</mo>
                <mn>3</mn>
                <mrow/>
              </mrow>
            </mtd>
          </mtr>
          <mtr>
            <mtd>
              <mrow>
                <mo stretchy="false">[</mo>
                <mn>5</mn>
                <mrow/>
              </mrow>
            </mtd>
          </mtr>
        </mtable>
        <mo stretchy="false">[</mo>
        <mspace width="2em"/>
        <mtable>
          <mtr>
            <mtd>
              <mrow>
                <mn>5</mn>
                <mrow/>
              </mrow>
            </mtd>
          </mtr>
          <mtr>
            <mtd>
              <mrow>
                <mn>9</mn>
                <mrow/>
              </mrow>
            </mtd>
          </mtr>
          <mtr>
            <mtd>
              <mtext>16</mtext>
            </mtd>
          </mtr>
        </mtable>
        <mspace width="2em"/>
      </mrow>
      <mrow>
        <mrow/>
        <mtable>
          <mtr>
            <mtd>
              <mrow>
                <mn>7</mn>
                <mrow/>
              </mrow>
            </mtd>
          </mtr>
          <mtr>
            <mtd>
              <mrow>
                <mo stretchy="false">]</mo>
                <mtext>15</mtext>
                <mrow/>
              </mrow>
            </mtd>
          </mtr>
          <mtr>
            <mtd>
              <mrow>
                <mo stretchy="false">]</mo>
                <mtext>20</mtext>
                <mrow/>
              </mrow>
            </mtd>
          </mtr>
          <mtr>
            <mtd>
              <mrow/>
            </mtd>
          </mtr>
        </mtable>
        <mo stretchy="false">]</mo>
        <mspace width="0.5em"/>
        <mtext>.</mtext>
        <mspace width="2em"/>
      </mrow>
      <mrow>
        <mrow/>
        <mrow/>
      </mrow>
    </mrow>
    <annotation encoding="StarMath 5.0"> size 12{ ital "A="alignc { stack {
 \[ 2 {} # 
 \[ 3 {} # 
 \[ 5 {} 
} }  \[ ~ matrix {
5 {} ##
9 {} ##
"16"
} ~alignc { stack {
7 {} # 
 \] "15" {} # 
 \] "20" {} # 
 {} 
} }  \] ` "." ~} {}</annotation>
  </semantics>
</math>
</file>

<file path=Object 10/content.xml><?xml version="1.0" encoding="utf-8"?>
<math xmlns="http://www.w3.org/1998/Math/MathML" display="block">
  <semantics>
    <mrow>
      <mrow>
        <mstyle mathsize="12pt">
          <mrow>
            <mrow>
              <mtable>
                <mtr>
                  <mtd>
                    <mrow>
                      <mo stretchy="false">[</mo>
                      <mn>2</mn>
                      <mrow/>
                    </mrow>
                  </mtd>
                </mtr>
                <mtr>
                  <mtd>
                    <mrow>
                      <mo stretchy="false">[</mo>
                      <mn>3</mn>
                      <mrow/>
                    </mrow>
                  </mtd>
                </mtr>
                <mtr>
                  <mtd>
                    <mrow>
                      <mo stretchy="false">[</mo>
                      <mn>5</mn>
                      <mrow/>
                    </mrow>
                  </mtd>
                </mtr>
              </mtable>
              <mo stretchy="false">[</mo>
              <mspace width="2em"/>
              <mtable>
                <mtr>
                  <mtd>
                    <mrow>
                      <mn>5</mn>
                      <mrow/>
                    </mrow>
                  </mtd>
                </mtr>
                <mtr>
                  <mtd>
                    <mrow>
                      <mn>9</mn>
                      <mrow/>
                    </mrow>
                  </mtd>
                </mtr>
                <mtr>
                  <mtd>
                    <mtext>16</mtext>
                  </mtd>
                </mtr>
              </mtable>
              <mspace width="2em"/>
            </mrow>
            <mrow/>
          </mrow>
        </mstyle>
        <mtable>
          <mtr>
            <mtd>
              <mrow>
                <mn>7</mn>
                <mrow/>
              </mrow>
            </mtd>
          </mtr>
          <mtr>
            <mtd>
              <mrow>
                <mo stretchy="false">]</mo>
                <mtext>15</mtext>
                <mrow/>
              </mrow>
            </mtd>
          </mtr>
          <mtr>
            <mtd>
              <mrow>
                <mo stretchy="false">]</mo>
                <mtext>20</mtext>
                <mrow/>
              </mrow>
            </mtd>
          </mtr>
          <mtr>
            <mtd>
              <mrow/>
            </mtd>
          </mtr>
        </mtable>
        <mo stretchy="false">]</mo>
      </mrow>
      <mrow>
        <mrow/>
        <mrow/>
      </mrow>
    </mrow>
    <annotation encoding="StarMath 5.0"> size 12{alignl { stack {
 \[ 2 {} # 
 \[ 3 {} # 
 \[ 5 {} 
} }  \[ ~ matrix {
5 {} ##
9 {} ##
"16"
} ~alignc { stack {
7 {} # 
 \] "15" {} # 
 \] "20" {} # 
 {} 
} }  \] } {}</annotation>
  </semantics>
</math>
</file>

<file path=Object 11/content.xml><?xml version="1.0" encoding="utf-8"?>
<math xmlns="http://www.w3.org/1998/Math/MathML" display="block">
  <semantics>
    <mrow>
      <mstyle mathsize="12pt">
        <mtable>
          <mtr>
            <mtd>
              <mrow>
                <mrow>
                  <mo fence="true" form="prefix" stretchy="true">[</mo>
                  <mrow>
                    <mi>x</mi>
                  </mrow>
                  <mo fence="true" form="postfix" stretchy="true">]</mo>
                </mrow>
                <mrow>
                  <mo fence="true" form="prefix" stretchy="true">[</mo>
                  <mrow>
                    <mi>y</mi>
                  </mrow>
                  <mo fence="true" form="postfix" stretchy="true">]</mo>
                </mrow>
                <mrow/>
              </mrow>
            </mtd>
          </mtr>
          <mtr>
            <mtd>
              <mrow/>
            </mtd>
          </mtr>
        </mtable>
      </mstyle>
      <mrow/>
    </mrow>
    <annotation encoding="StarMath 5.0"> size 12{alignl { stack {
 left [x right ] left [y right ] {} # 
 {} 
} } } {}</annotation>
  </semantics>
</math>
</file>

<file path=Object 12/content.xml><?xml version="1.0" encoding="utf-8"?>
<math xmlns="http://www.w3.org/1998/Math/MathML" display="block">
  <semantics>
    <mrow>
      <mrow>
        <mstyle mathsize="12pt">
          <mrow>
            <mrow>
              <mtable>
                <mtr>
                  <mtd>
                    <mrow>
                      <mo stretchy="false">[</mo>
                      <mn>1</mn>
                      <mrow/>
                    </mrow>
                  </mtd>
                </mtr>
                <mtr>
                  <mtd>
                    <mrow>
                      <mo stretchy="false">[</mo>
                      <mn>0</mn>
                      <mrow/>
                    </mrow>
                  </mtd>
                </mtr>
                <mtr>
                  <mtd>
                    <mrow>
                      <mo stretchy="false">[</mo>
                      <mn>0</mn>
                      <mrow/>
                    </mrow>
                  </mtd>
                </mtr>
              </mtable>
              <mo stretchy="false">[</mo>
              <mspace width="2em"/>
              <mtable>
                <mtr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1</mn>
                      <mrow/>
                    </mrow>
                  </mtd>
                </mtr>
                <mtr>
                  <mtd>
                    <mn>0</mn>
                  </mtd>
                </mtr>
              </mtable>
              <mspace width="2em"/>
            </mrow>
            <mrow/>
          </mrow>
        </mstyle>
        <mtable>
          <mtr>
            <mtd>
              <mrow>
                <mn>0</mn>
                <mrow/>
              </mrow>
            </mtd>
          </mtr>
          <mtr>
            <mtd>
              <mrow>
                <mo stretchy="false">]</mo>
                <mn>0</mn>
                <mrow/>
              </mrow>
            </mtd>
          </mtr>
          <mtr>
            <mtd>
              <mrow>
                <mo stretchy="false">]</mo>
                <mn>1</mn>
                <mrow/>
              </mrow>
            </mtd>
          </mtr>
          <mtr>
            <mtd>
              <mrow/>
            </mtd>
          </mtr>
        </mtable>
        <mo stretchy="false">]</mo>
      </mrow>
      <mrow>
        <mrow/>
        <mrow/>
      </mrow>
    </mrow>
    <annotation encoding="StarMath 5.0"> size 12{alignl { stack {
 \[ 1 {} # 
 \[ 0 {} # 
 \[ 0 {} 
} }  \[ ~ matrix {
0 {} ##
1 {} ##
0
} ~alignc { stack {
0 {} # 
 \] 0 {} # 
 \] 1 {} # 
 {} 
} }  \] } {}</annotation>
  </semantics>
</math>
</file>

<file path=Object 13/content.xml><?xml version="1.0" encoding="utf-8"?>
<math xmlns="http://www.w3.org/1998/Math/MathML" display="block">
  <semantics>
    <mrow>
      <mstyle mathsize="12pt">
        <mtable>
          <mtr>
            <mtd>
              <mrow>
                <mrow>
                  <mo fence="true" form="prefix" stretchy="true">[</mo>
                  <mrow>
                    <mi>a</mi>
                  </mrow>
                  <mo fence="true" form="postfix" stretchy="true">]</mo>
                </mrow>
                <mrow>
                  <mo fence="true" form="prefix" stretchy="true">[</mo>
                  <mrow>
                    <mi>b</mi>
                  </mrow>
                  <mo fence="true" form="postfix" stretchy="true">]</mo>
                </mrow>
                <mrow/>
              </mrow>
            </mtd>
          </mtr>
          <mtr>
            <mtd>
              <mrow/>
            </mtd>
          </mtr>
        </mtable>
      </mstyle>
      <mrow/>
    </mrow>
    <annotation encoding="StarMath 5.0"> size 12{alignl { stack {
 left [a right ] left [b right ] {} # 
 {} 
} } } {}</annotation>
  </semantics>
</math>
</file>

<file path=Object 14/content.xml><?xml version="1.0" encoding="utf-8"?>
<math xmlns="http://www.w3.org/1998/Math/MathML" display="block">
  <semantics>
    <mrow>
      <mrow>
        <mstyle mathsize="12pt">
          <mrow>
            <mrow>
              <mtable>
                <mtr>
                  <mtd>
                    <mrow>
                      <mo stretchy="false">[</mo>
                      <mn>1</mn>
                      <mrow/>
                    </mrow>
                  </mtd>
                </mtr>
                <mtr>
                  <mtd>
                    <mrow>
                      <mo stretchy="false">[</mo>
                      <mn>0</mn>
                      <mrow/>
                    </mrow>
                  </mtd>
                </mtr>
                <mtr>
                  <mtd>
                    <mrow>
                      <mo stretchy="false">[</mo>
                      <mn>0</mn>
                      <mrow/>
                    </mrow>
                  </mtd>
                </mtr>
              </mtable>
              <mo stretchy="false">[</mo>
              <mspace width="2em"/>
              <mtable>
                <mtr>
                  <mtd>
                    <mrow>
                      <mtext>2,5</mtext>
                      <mrow/>
                    </mrow>
                  </mtd>
                </mtr>
                <mtr>
                  <mtd>
                    <mrow>
                      <mtext>1,5</mtext>
                      <mrow/>
                    </mrow>
                  </mtd>
                </mtr>
                <mtr>
                  <mtd>
                    <mtext>3,5</mtext>
                  </mtd>
                </mtr>
              </mtable>
              <mspace width="2em"/>
            </mrow>
            <mrow/>
          </mrow>
        </mstyle>
        <mtable>
          <mtr>
            <mtd>
              <mrow>
                <mtext>3,5</mtext>
                <mrow/>
              </mrow>
            </mtd>
          </mtr>
          <mtr>
            <mtd>
              <mrow>
                <mo stretchy="false">]</mo>
                <mtext>4,5</mtext>
                <mrow/>
              </mrow>
            </mtd>
          </mtr>
          <mtr>
            <mtd>
              <mrow>
                <mo stretchy="false">]</mo>
                <mtext>2,5</mtext>
                <mrow/>
              </mrow>
            </mtd>
          </mtr>
          <mtr>
            <mtd>
              <mrow/>
            </mtd>
          </mtr>
        </mtable>
        <mo stretchy="false">]</mo>
      </mrow>
      <mrow>
        <mrow/>
        <mrow/>
      </mrow>
    </mrow>
    <annotation encoding="StarMath 5.0"> size 12{alignl { stack {
 \[ 1 {} # 
 \[ 0 {} # 
 \[ 0 {} 
} }  \[ ~ matrix {
"2,5" {} ##
"1,5" {} ##
"3,5"
} ~alignc { stack {
"3,5" {} # 
 \] "4,5" {} # 
 \] "2,5" {} # 
 {} 
} }  \] } {}</annotation>
  </semantics>
</math>
</file>

<file path=Object 15/content.xml><?xml version="1.0" encoding="utf-8"?>
<math xmlns="http://www.w3.org/1998/Math/MathML" display="block">
  <semantics>
    <mrow>
      <mrow>
        <mstyle mathsize="12pt">
          <mrow>
            <mrow>
              <mtable>
                <mtr>
                  <mtd>
                    <mrow>
                      <mo stretchy="false">[</mo>
                      <mspace width="0.5em"/>
                      <mtext>0,5</mtext>
                      <mrow/>
                    </mrow>
                  </mtd>
                </mtr>
                <mtr>
                  <mtd>
                    <mrow>
                      <mrow>
                        <mo stretchy="false">[</mo>
                        <mo stretchy="false">−</mo>
                        <mtext>1,5</mtext>
                      </mrow>
                      <mrow/>
                    </mrow>
                  </mtd>
                </mtr>
                <mtr>
                  <mtd>
                    <mrow>
                      <mrow>
                        <mo stretchy="false">[</mo>
                        <mo stretchy="false">−</mo>
                        <mtext>2,5</mtext>
                      </mrow>
                      <mrow/>
                    </mrow>
                  </mtd>
                </mtr>
              </mtable>
              <mo stretchy="false">[</mo>
              <mspace width="2em"/>
              <mtable>
                <mtr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1</mn>
                      <mrow/>
                    </mrow>
                  </mtd>
                </mtr>
                <mtr>
                  <mtd>
                    <mn>0</mn>
                  </mtd>
                </mtr>
              </mtable>
              <mspace width="2em"/>
            </mrow>
            <mrow/>
          </mrow>
        </mstyle>
        <mtable>
          <mtr>
            <mtd>
              <mrow>
                <mn>0</mn>
                <mrow/>
              </mrow>
            </mtd>
          </mtr>
          <mtr>
            <mtd>
              <mrow>
                <mo stretchy="false">]</mo>
                <mn>0</mn>
                <mrow/>
              </mrow>
            </mtd>
          </mtr>
          <mtr>
            <mtd>
              <mrow>
                <mo stretchy="false">]</mo>
                <mn>1</mn>
                <mrow/>
              </mrow>
            </mtd>
          </mtr>
          <mtr>
            <mtd>
              <mrow/>
            </mtd>
          </mtr>
        </mtable>
        <mo stretchy="false">]</mo>
      </mrow>
      <mrow>
        <mrow/>
        <mrow/>
      </mrow>
    </mrow>
    <annotation encoding="StarMath 5.0"> size 12{alignl { stack {
 \[ `"0,5" {} # 
 \[  - "1,5" {} # 
 \[  - "2,5" {} 
} }  \[ ~ matrix {
0 {} ##
1 {} ##
0
} ~alignc { stack {
0 {} # 
 \] 0 {} # 
 \] 1 {} # 
 {} 
} }  \] } {}</annotation>
  </semantics>
</math>
</file>

<file path=Object 16/content.xml><?xml version="1.0" encoding="utf-8"?>
<math xmlns="http://www.w3.org/1998/Math/MathML" display="block">
  <semantics>
    <mrow>
      <mrow>
        <mstyle mathsize="12pt">
          <mrow>
            <mrow>
              <mtable>
                <mtr>
                  <mtd>
                    <mrow>
                      <mo stretchy="false">[</mo>
                      <mn>1</mn>
                      <mrow/>
                    </mrow>
                  </mtd>
                </mtr>
                <mtr>
                  <mtd>
                    <mrow>
                      <mo stretchy="false">[</mo>
                      <mn>0</mn>
                      <mrow/>
                    </mrow>
                  </mtd>
                </mtr>
                <mtr>
                  <mtd>
                    <mrow>
                      <mo stretchy="false">[</mo>
                      <mn>0</mn>
                      <mrow/>
                    </mrow>
                  </mtd>
                </mtr>
              </mtable>
              <mo stretchy="false">[</mo>
              <mspace width="2em"/>
              <mtable>
                <mtr>
                  <mtd>
                    <mrow>
                      <mspace width="0.5em"/>
                      <mtext>2,5</mtext>
                      <mrow/>
                    </mrow>
                  </mtd>
                </mtr>
                <mtr>
                  <mtd>
                    <mrow>
                      <mn>1</mn>
                      <mrow/>
                    </mrow>
                  </mtd>
                </mtr>
                <mtr>
                  <mtd>
                    <mn>0</mn>
                  </mtd>
                </mtr>
              </mtable>
              <mspace width="2em"/>
            </mrow>
            <mrow/>
          </mrow>
        </mstyle>
        <mtable>
          <mtr>
            <mtd>
              <mrow>
                <mspace width="2em"/>
                <mtext>3,5</mtext>
                <mrow/>
              </mrow>
            </mtd>
          </mtr>
          <mtr>
            <mtd>
              <mrow>
                <mo stretchy="false">]</mo>
                <mspace width="2em"/>
                <mn>3</mn>
                <mrow/>
              </mrow>
            </mtd>
          </mtr>
          <mtr>
            <mtd>
              <mrow>
                <mrow>
                  <mo stretchy="false">]</mo>
                  <mo stretchy="false">−</mo>
                  <mtext>16</mtext>
                </mrow>
                <mrow/>
              </mrow>
            </mtd>
          </mtr>
          <mtr>
            <mtd>
              <mrow/>
            </mtd>
          </mtr>
        </mtable>
        <mo stretchy="false">]</mo>
      </mrow>
      <mrow>
        <mrow/>
        <mrow/>
      </mrow>
    </mrow>
    <annotation encoding="StarMath 5.0"> size 12{alignl { stack {
 \[ 1 {} # 
 \[ 0 {} # 
 \[ 0 {} 
} }  \[ ~ matrix {
`"2,5" {} ##
1 {} ##
0
} ~alignc { stack {
~"3,5" {} # 
 \] ~3 {} # 
 \]  - "16" {} # 
 {} 
} }  \] } {}</annotation>
  </semantics>
</math>
</file>

<file path=Object 17/content.xml><?xml version="1.0" encoding="utf-8"?>
<math xmlns="http://www.w3.org/1998/Math/MathML" display="block">
  <semantics>
    <mrow>
      <mrow>
        <mstyle mathsize="12pt">
          <mrow>
            <mrow>
              <mtable>
                <mtr>
                  <mtd>
                    <mrow>
                      <mo stretchy="false">[</mo>
                      <mspace width="0.5em"/>
                      <mtext>0,5</mtext>
                      <mrow/>
                    </mrow>
                  </mtd>
                </mtr>
                <mtr>
                  <mtd>
                    <mrow>
                      <mrow>
                        <mo stretchy="false">[</mo>
                        <mo stretchy="false">−</mo>
                        <mn>1</mn>
                      </mrow>
                      <mrow/>
                    </mrow>
                  </mtd>
                </mtr>
                <mtr>
                  <mtd>
                    <mrow>
                      <mo stretchy="false">[</mo>
                      <mspace width="0.5em"/>
                      <mn>2</mn>
                      <mrow/>
                    </mrow>
                  </mtd>
                </mtr>
              </mtable>
              <mo stretchy="false">[</mo>
              <mspace width="2em"/>
              <mtable>
                <mtr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space width="0.5em"/>
                      <mrow>
                        <mn>2</mn>
                        <mo stretchy="false">/</mo>
                        <mn>3</mn>
                      </mrow>
                      <mrow/>
                    </mrow>
                  </mtd>
                </mtr>
                <mtr>
                  <mtd>
                    <mrow>
                      <mrow>
                        <mo stretchy="false">−</mo>
                        <mtext>14</mtext>
                      </mrow>
                      <mo stretchy="false">/</mo>
                      <mn>3</mn>
                    </mrow>
                  </mtd>
                </mtr>
              </mtable>
              <mspace width="2em"/>
            </mrow>
            <mrow/>
          </mrow>
        </mstyle>
        <mtable>
          <mtr>
            <mtd>
              <mrow>
                <mn>0</mn>
                <mrow/>
              </mrow>
            </mtd>
          </mtr>
          <mtr>
            <mtd>
              <mrow>
                <mo stretchy="false">]</mo>
                <mn>0</mn>
                <mrow/>
              </mrow>
            </mtd>
          </mtr>
          <mtr>
            <mtd>
              <mrow>
                <mo stretchy="false">]</mo>
                <mn>2</mn>
                <mrow/>
              </mrow>
            </mtd>
          </mtr>
          <mtr>
            <mtd>
              <mrow/>
            </mtd>
          </mtr>
        </mtable>
        <mo stretchy="false">]</mo>
      </mrow>
      <mrow>
        <mrow/>
        <mrow/>
      </mrow>
    </mrow>
    <annotation encoding="StarMath 5.0"> size 12{alignl { stack {
 \[ `"0,5" {} # 
 \[  - 1 {} # 
 \[ `2 {} 
} }  \[ ~ matrix {
0 {} ##
`2/3 {} ##
 - "14"/3
} ~alignc { stack {
0 {} # 
 \] 0 {} # 
 \] 2 {} # 
 {} 
} }  \] } {}</annotation>
  </semantics>
</math>
</file>

<file path=Object 18/content.xml><?xml version="1.0" encoding="utf-8"?>
<math xmlns="http://www.w3.org/1998/Math/MathML" display="block">
  <semantics>
    <mrow>
      <mrow>
        <mstyle mathsize="12pt">
          <mrow>
            <mrow>
              <mtable>
                <mtr>
                  <mtd>
                    <mrow>
                      <mo stretchy="false">[</mo>
                      <mn>1</mn>
                      <mrow/>
                    </mrow>
                  </mtd>
                </mtr>
                <mtr>
                  <mtd>
                    <mrow>
                      <mo stretchy="false">[</mo>
                      <mn>0</mn>
                      <mrow/>
                    </mrow>
                  </mtd>
                </mtr>
                <mtr>
                  <mtd>
                    <mrow>
                      <mo stretchy="false">[</mo>
                      <mn>0</mn>
                      <mrow/>
                    </mrow>
                  </mtd>
                </mtr>
              </mtable>
              <mo stretchy="false">[</mo>
              <mspace width="2em"/>
              <mtable>
                <mtr>
                  <mtd>
                    <mrow>
                      <mspace width="0.5em"/>
                      <mtext>2,5</mtext>
                      <mrow/>
                    </mrow>
                  </mtd>
                </mtr>
                <mtr>
                  <mtd>
                    <mrow>
                      <mspace width="2em"/>
                      <mn>1</mn>
                      <mrow/>
                    </mrow>
                  </mtd>
                </mtr>
                <mtr>
                  <mtd>
                    <mrow>
                      <mspace width="2em"/>
                      <mn>0</mn>
                    </mrow>
                  </mtd>
                </mtr>
              </mtable>
              <mspace width="2em"/>
            </mrow>
            <mrow/>
          </mrow>
        </mstyle>
        <mtable>
          <mtr>
            <mtd>
              <mrow>
                <mspace width="2em"/>
                <mtext>3,5</mtext>
                <mrow/>
              </mrow>
            </mtd>
          </mtr>
          <mtr>
            <mtd>
              <mrow>
                <mo stretchy="false">]</mo>
                <mspace width="2em"/>
                <mn>3</mn>
                <mrow/>
              </mrow>
            </mtd>
          </mtr>
          <mtr>
            <mtd>
              <mrow>
                <mo stretchy="false">]</mo>
                <mspace width="2em"/>
                <mn>1</mn>
                <mrow/>
              </mrow>
            </mtd>
          </mtr>
          <mtr>
            <mtd>
              <mrow/>
            </mtd>
          </mtr>
        </mtable>
        <mo stretchy="false">]</mo>
      </mrow>
      <mrow>
        <mrow/>
        <mrow/>
      </mrow>
    </mrow>
    <annotation encoding="StarMath 5.0"> size 12{alignl { stack {
 \[ 1 {} # 
 \[ 0 {} # 
 \[ 0 {} 
} }  \[ ~ matrix {
`"2,5" {} ##
~1 {} ##
~0
} ~alignc { stack {
~"3,5" {} # 
 \] ~3 {} # 
 \] ~1 {} # 
 {} 
} }  \] } {}</annotation>
  </semantics>
</math>
</file>

<file path=Object 19/content.xml><?xml version="1.0" encoding="utf-8"?>
<math xmlns="http://www.w3.org/1998/Math/MathML" display="block">
  <semantics>
    <mrow>
      <mrow>
        <mstyle mathsize="12pt">
          <mrow>
            <mrow>
              <mtable>
                <mtr>
                  <mtd>
                    <mrow>
                      <mo stretchy="false">[</mo>
                      <mspace width="0.5em"/>
                      <mtext>0,5</mtext>
                      <mrow/>
                    </mrow>
                  </mtd>
                </mtr>
                <mtr>
                  <mtd>
                    <mrow>
                      <mrow>
                        <mo stretchy="false">[</mo>
                        <mo stretchy="false">−</mo>
                        <mn>1</mn>
                      </mrow>
                      <mrow/>
                    </mrow>
                  </mtd>
                </mtr>
                <mtr>
                  <mtd>
                    <mrow>
                      <mrow>
                        <mo stretchy="false">[</mo>
                        <mo stretchy="false">−</mo>
                        <mrow>
                          <mn>1</mn>
                          <mo stretchy="false">/</mo>
                          <mn>8</mn>
                        </mrow>
                      </mrow>
                      <mrow/>
                    </mrow>
                  </mtd>
                </mtr>
              </mtable>
              <mo stretchy="false">[</mo>
              <mspace width="2em"/>
              <mtable>
                <mtr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space width="0.5em"/>
                      <mrow>
                        <mn>2</mn>
                        <mo stretchy="false">/</mo>
                        <mn>3</mn>
                      </mrow>
                      <mrow/>
                    </mrow>
                  </mtd>
                </mtr>
                <mtr>
                  <mtd>
                    <mrow>
                      <mspace width="2em"/>
                      <mrow>
                        <mn>7</mn>
                        <mo stretchy="false">/</mo>
                        <mtext>24</mtext>
                      </mrow>
                    </mrow>
                  </mtd>
                </mtr>
              </mtable>
              <mspace width="2em"/>
            </mrow>
            <mrow/>
          </mrow>
        </mstyle>
        <mtable>
          <mtr>
            <mtd>
              <mrow>
                <mspace width="0.5em"/>
                <mn>0</mn>
                <mrow/>
              </mrow>
            </mtd>
          </mtr>
          <mtr>
            <mtd>
              <mrow>
                <mo stretchy="false">]</mo>
                <mspace width="0.5em"/>
                <mn>0</mn>
                <mrow/>
              </mrow>
            </mtd>
          </mtr>
          <mtr>
            <mtd>
              <mrow>
                <mrow>
                  <mo stretchy="false">]</mo>
                  <mo stretchy="false">−</mo>
                  <mrow>
                    <mn>1</mn>
                    <mo stretchy="false">/</mo>
                    <mn>8</mn>
                  </mrow>
                </mrow>
                <mrow/>
              </mrow>
            </mtd>
          </mtr>
          <mtr>
            <mtd>
              <mrow/>
            </mtd>
          </mtr>
        </mtable>
        <mo stretchy="false">]</mo>
      </mrow>
      <mrow>
        <mrow/>
        <mrow/>
      </mrow>
    </mrow>
    <annotation encoding="StarMath 5.0"> size 12{alignl { stack {
 \[ `"0,5" {} # 
 \[  - 1 {} # 
 \[  - 1/8 {} 
} }  \[ ~ matrix {
0 {} ##
`2/3 {} ##
~7/"24"
} ~alignc { stack {
`0 {} # 
 \] `0 {} # 
 \]  - 1/8 {} # 
 {} 
} }  \] } {}</annotation>
  </semantics>
</math>
</file>

<file path=Object 2/content.xml><?xml version="1.0" encoding="utf-8"?>
<math xmlns="http://www.w3.org/1998/Math/MathML" display="block">
  <semantics>
    <mrow>
      <mrow>
        <mstyle mathsize="12pt">
          <mrow>
            <mstyle mathvariant="italic">
              <mtext>Aalignl</mtext>
            </mstyle>
            <mrow/>
          </mrow>
        </mstyle>
        <mtable>
          <mtr>
            <mtd>
              <mrow>
                <mrow>
                  <mo fence="true" form="prefix" stretchy="true">[</mo>
                  <mrow>
                    <mi>x</mi>
                  </mrow>
                  <mo fence="true" form="postfix" stretchy="true">]</mo>
                </mrow>
                <mrow>
                  <mo fence="true" form="prefix" stretchy="true">[</mo>
                  <mrow>
                    <mi>y</mi>
                  </mrow>
                  <mo fence="true" form="postfix" stretchy="true">]</mo>
                </mrow>
                <mrow/>
              </mrow>
            </mtd>
          </mtr>
          <mtr>
            <mtd>
              <mrow/>
            </mtd>
          </mtr>
        </mtable>
      </mrow>
      <mrow>
        <mrow/>
        <mrow/>
      </mrow>
    </mrow>
    <annotation encoding="StarMath 5.0"> size 12{ ital "Aalignl"alignc { stack {
 left [x right ] left [y right ] {} # 
 {} 
} } } {}</annotation>
  </semantics>
</math>
</file>

<file path=Object 20/content.xml><?xml version="1.0" encoding="utf-8"?>
<math xmlns="http://www.w3.org/1998/Math/MathML" display="block">
  <semantics>
    <mrow>
      <mrow>
        <mstyle mathsize="12pt">
          <mrow>
            <mrow>
              <mtable>
                <mtr>
                  <mtd>
                    <mrow>
                      <mo stretchy="false">[</mo>
                      <mn>1</mn>
                      <mrow/>
                    </mrow>
                  </mtd>
                </mtr>
                <mtr>
                  <mtd>
                    <mrow>
                      <mo stretchy="false">[</mo>
                      <mn>0</mn>
                      <mrow/>
                    </mrow>
                  </mtd>
                </mtr>
                <mtr>
                  <mtd>
                    <mrow>
                      <mo stretchy="false">[</mo>
                      <mn>0</mn>
                      <mrow/>
                    </mrow>
                  </mtd>
                </mtr>
              </mtable>
              <mo stretchy="false">[</mo>
              <mspace width="2em"/>
              <mtable>
                <mtr>
                  <mtd>
                    <mrow>
                      <mspace width="0.5em"/>
                      <mtext>2,5</mtext>
                      <mrow/>
                    </mrow>
                  </mtd>
                </mtr>
                <mtr>
                  <mtd>
                    <mrow>
                      <mspace width="2em"/>
                      <mn>1</mn>
                      <mrow/>
                    </mrow>
                  </mtd>
                </mtr>
                <mtr>
                  <mtd>
                    <mrow>
                      <mspace width="2em"/>
                      <mn>0</mn>
                    </mrow>
                  </mtd>
                </mtr>
              </mtable>
              <mspace width="2em"/>
            </mrow>
            <mrow/>
          </mrow>
        </mstyle>
        <mtable>
          <mtr>
            <mtd>
              <mrow>
                <mspace width="2em"/>
                <mn>0</mn>
                <mrow/>
              </mrow>
            </mtd>
          </mtr>
          <mtr>
            <mtd>
              <mrow>
                <mo stretchy="false">]</mo>
                <mspace width="2em"/>
                <mn>0</mn>
                <mrow/>
              </mrow>
            </mtd>
          </mtr>
          <mtr>
            <mtd>
              <mrow>
                <mo stretchy="false">]</mo>
                <mspace width="2em"/>
                <mn>1</mn>
                <mrow/>
              </mrow>
            </mtd>
          </mtr>
          <mtr>
            <mtd>
              <mrow/>
            </mtd>
          </mtr>
        </mtable>
        <mo stretchy="false">]</mo>
      </mrow>
      <mrow>
        <mrow/>
        <mrow/>
      </mrow>
    </mrow>
    <annotation encoding="StarMath 5.0"> size 12{alignl { stack {
 \[ 1 {} # 
 \[ 0 {} # 
 \[ 0 {} 
} }  \[ ~ matrix {
`"2,5" {} ##
~1 {} ##
~0
} ~alignc { stack {
~0 {} # 
 \] ~0 {} # 
 \] ~1 {} # 
 {} 
} }  \] } {}</annotation>
  </semantics>
</math>
</file>

<file path=Object 21/content.xml><?xml version="1.0" encoding="utf-8"?>
<math xmlns="http://www.w3.org/1998/Math/MathML" display="block">
  <semantics>
    <mrow>
      <mrow>
        <mstyle mathsize="12pt">
          <mrow>
            <mrow>
              <mtable>
                <mtr>
                  <mtd>
                    <mrow>
                      <mo stretchy="false">[</mo>
                      <mrow>
                        <mtext>15</mtext>
                        <mo stretchy="false">/</mo>
                        <mtext>16</mtext>
                      </mrow>
                      <mrow/>
                    </mrow>
                  </mtd>
                </mtr>
                <mtr>
                  <mtd>
                    <mrow>
                      <mrow>
                        <mo stretchy="false">[</mo>
                        <mo stretchy="false">−</mo>
                        <mrow>
                          <mn>5</mn>
                          <mo stretchy="false">/</mo>
                          <mn>8</mn>
                        </mrow>
                      </mrow>
                      <mrow/>
                    </mrow>
                  </mtd>
                </mtr>
                <mtr>
                  <mtd>
                    <mrow>
                      <mrow>
                        <mo stretchy="false">[</mo>
                        <mo stretchy="false">−</mo>
                        <mrow>
                          <mn>1</mn>
                          <mo stretchy="false">/</mo>
                          <mn>8</mn>
                        </mrow>
                      </mrow>
                      <mrow/>
                    </mrow>
                  </mtd>
                </mtr>
              </mtable>
              <mo stretchy="false">[</mo>
              <mspace width="2em"/>
              <mtable>
                <mtr>
                  <mtd>
                    <mrow>
                      <mrow>
                        <mspace width="0.5em"/>
                        <mo stretchy="false">−</mo>
                        <mrow>
                          <mtext>49</mtext>
                          <mo stretchy="false">/</mo>
                          <mtext>48</mtext>
                        </mrow>
                      </mrow>
                      <mrow/>
                    </mrow>
                  </mtd>
                </mtr>
                <mtr>
                  <mtd>
                    <mrow>
                      <mrow>
                        <mspace width="0.5em"/>
                        <mo stretchy="false">−</mo>
                        <mrow>
                          <mn>5</mn>
                          <mo stretchy="false">/</mo>
                          <mtext>24</mtext>
                        </mrow>
                      </mrow>
                      <mrow/>
                    </mrow>
                  </mtd>
                </mtr>
                <mtr>
                  <mtd>
                    <mrow>
                      <mspace width="2em"/>
                      <mrow>
                        <mn>7</mn>
                        <mo stretchy="false">/</mo>
                        <mtext>24</mtext>
                      </mrow>
                    </mrow>
                  </mtd>
                </mtr>
              </mtable>
              <mspace width="2em"/>
            </mrow>
            <mrow/>
          </mrow>
        </mstyle>
        <mtable>
          <mtr>
            <mtd>
              <mrow>
                <mspace width="0.5em"/>
                <mrow>
                  <mn>7</mn>
                  <mo stretchy="false">/</mo>
                  <mtext>16</mtext>
                </mrow>
                <mrow/>
              </mrow>
            </mtd>
          </mtr>
          <mtr>
            <mtd>
              <mrow>
                <mo stretchy="false">]</mo>
                <mspace width="0.5em"/>
                <mrow>
                  <mn>3</mn>
                  <mo stretchy="false">/</mo>
                  <mn>8</mn>
                </mrow>
                <mrow/>
              </mrow>
            </mtd>
          </mtr>
          <mtr>
            <mtd>
              <mrow>
                <mrow>
                  <mo stretchy="false">]</mo>
                  <mo stretchy="false">−</mo>
                  <mrow>
                    <mn>1</mn>
                    <mo stretchy="false">/</mo>
                    <mn>8</mn>
                  </mrow>
                </mrow>
                <mrow/>
              </mrow>
            </mtd>
          </mtr>
          <mtr>
            <mtd>
              <mrow/>
            </mtd>
          </mtr>
        </mtable>
        <mo stretchy="false">]</mo>
      </mrow>
      <mrow>
        <mrow/>
        <mrow/>
      </mrow>
    </mrow>
    <annotation encoding="StarMath 5.0"> size 12{alignl { stack {
 \[ "15"/"16" {} # 
 \[  - 5/8 {} # 
 \[  - 1/8 {} 
} }  \[ ~ matrix {
` - "49"/"48" {} ##
` - 5/"24" {} ##
~7/"24"
} ~alignc { stack {
`7/"16" {} # 
 \] `3/8 {} # 
 \]  - 1/8 {} # 
 {} 
} }  \] } {}</annotation>
  </semantics>
</math>
</file>

<file path=Object 22/content.xml><?xml version="1.0" encoding="utf-8"?>
<math xmlns="http://www.w3.org/1998/Math/MathML" display="block">
  <semantics>
    <mrow>
      <mrow>
        <mstyle mathsize="12pt">
          <mrow>
            <mrow>
              <mtable>
                <mtr>
                  <mtd>
                    <mrow>
                      <mo stretchy="false">[</mo>
                      <mn>1</mn>
                      <mrow/>
                    </mrow>
                  </mtd>
                </mtr>
                <mtr>
                  <mtd>
                    <mrow>
                      <mo stretchy="false">[</mo>
                      <mn>0</mn>
                      <mrow/>
                    </mrow>
                  </mtd>
                </mtr>
                <mtr>
                  <mtd>
                    <mrow>
                      <mo stretchy="false">[</mo>
                      <mn>0</mn>
                      <mrow/>
                    </mrow>
                  </mtd>
                </mtr>
              </mtable>
              <mo stretchy="false">[</mo>
              <mspace width="2em"/>
              <mtable>
                <mtr>
                  <mtd>
                    <mrow>
                      <mspace width="2em"/>
                      <mn>0</mn>
                      <mrow/>
                    </mrow>
                  </mtd>
                </mtr>
                <mtr>
                  <mtd>
                    <mrow>
                      <mspace width="2em"/>
                      <mn>1</mn>
                      <mrow/>
                    </mrow>
                  </mtd>
                </mtr>
                <mtr>
                  <mtd>
                    <mrow>
                      <mspace width="2em"/>
                      <mn>0</mn>
                    </mrow>
                  </mtd>
                </mtr>
              </mtable>
              <mspace width="2em"/>
            </mrow>
            <mrow/>
          </mrow>
        </mstyle>
        <mtable>
          <mtr>
            <mtd>
              <mrow>
                <mspace width="2em"/>
                <mn>0</mn>
                <mrow/>
              </mrow>
            </mtd>
          </mtr>
          <mtr>
            <mtd>
              <mrow>
                <mo stretchy="false">]</mo>
                <mspace width="2em"/>
                <mn>0</mn>
                <mrow/>
              </mrow>
            </mtd>
          </mtr>
          <mtr>
            <mtd>
              <mrow>
                <mo stretchy="false">]</mo>
                <mspace width="2em"/>
                <mn>1</mn>
                <mrow/>
              </mrow>
            </mtd>
          </mtr>
          <mtr>
            <mtd>
              <mrow/>
            </mtd>
          </mtr>
        </mtable>
        <mo stretchy="false">]</mo>
      </mrow>
      <mrow>
        <mrow/>
        <mrow/>
      </mrow>
    </mrow>
    <annotation encoding="StarMath 5.0"> size 12{alignl { stack {
 \[ 1 {} # 
 \[ 0 {} # 
 \[ 0 {} 
} }  \[ ~ matrix {
~0 {} ##
~1 {} ##
~0
} ~alignc { stack {
~0 {} # 
 \] ~0 {} # 
 \] ~1 {} # 
 {} 
} }  \] } {}</annotation>
  </semantics>
</math>
</file>

<file path=Object 23/content.xml><?xml version="1.0" encoding="utf-8"?>
<math xmlns="http://www.w3.org/1998/Math/MathML" display="block">
  <semantics>
    <mrow>
      <mrow>
        <mstyle mathsize="12pt">
          <mrow>
            <mrow>
              <mtable>
                <mtr>
                  <mtd>
                    <mrow>
                      <mo stretchy="false">[</mo>
                      <mspace width="0.5em"/>
                      <mrow>
                        <mn>5</mn>
                        <mo stretchy="false">/</mo>
                        <mn>2</mn>
                      </mrow>
                      <mrow/>
                    </mrow>
                  </mtd>
                </mtr>
                <mtr>
                  <mtd>
                    <mrow>
                      <mrow>
                        <mo stretchy="false">[</mo>
                        <mo stretchy="false">−</mo>
                        <mrow>
                          <mn>5</mn>
                          <mo stretchy="false">/</mo>
                          <mn>8</mn>
                        </mrow>
                      </mrow>
                      <mrow/>
                    </mrow>
                  </mtd>
                </mtr>
                <mtr>
                  <mtd>
                    <mrow>
                      <mrow>
                        <mo stretchy="false">[</mo>
                        <mo stretchy="false">−</mo>
                        <mrow>
                          <mn>1</mn>
                          <mo stretchy="false">/</mo>
                          <mn>8</mn>
                        </mrow>
                      </mrow>
                      <mrow/>
                    </mrow>
                  </mtd>
                </mtr>
              </mtable>
              <mo stretchy="false">[</mo>
              <mspace width="2em"/>
              <mtable>
                <mtr>
                  <mtd>
                    <mrow>
                      <mrow>
                        <mrow>
                          <mo stretchy="false">−</mo>
                          <mn>1</mn>
                        </mrow>
                        <mo stretchy="false">/</mo>
                        <mn>2</mn>
                      </mrow>
                      <mrow/>
                    </mrow>
                  </mtd>
                </mtr>
                <mtr>
                  <mtd>
                    <mrow>
                      <mrow>
                        <mspace width="0.5em"/>
                        <mo stretchy="false">−</mo>
                        <mrow>
                          <mn>5</mn>
                          <mo stretchy="false">/</mo>
                          <mtext>24</mtext>
                        </mrow>
                      </mrow>
                      <mrow/>
                    </mrow>
                  </mtd>
                </mtr>
                <mtr>
                  <mtd>
                    <mrow>
                      <mspace width="2em"/>
                      <mrow>
                        <mn>7</mn>
                        <mo stretchy="false">/</mo>
                        <mtext>24</mtext>
                      </mrow>
                    </mrow>
                  </mtd>
                </mtr>
              </mtable>
              <mspace width="2em"/>
            </mrow>
            <mrow/>
          </mrow>
        </mstyle>
        <mtable>
          <mtr>
            <mtd>
              <mrow>
                <mrow>
                  <mrow>
                    <mo stretchy="false">−</mo>
                    <mn>1</mn>
                  </mrow>
                  <mo stretchy="false">/</mo>
                  <mn>2</mn>
                </mrow>
                <mrow/>
              </mrow>
            </mtd>
          </mtr>
          <mtr>
            <mtd>
              <mrow>
                <mo stretchy="false">]</mo>
                <mspace width="0.5em"/>
                <mrow>
                  <mn>3</mn>
                  <mo stretchy="false">/</mo>
                  <mn>8</mn>
                </mrow>
                <mrow/>
              </mrow>
            </mtd>
          </mtr>
          <mtr>
            <mtd>
              <mrow>
                <mrow>
                  <mo stretchy="false">]</mo>
                  <mo stretchy="false">−</mo>
                  <mrow>
                    <mn>1</mn>
                    <mo stretchy="false">/</mo>
                    <mn>8</mn>
                  </mrow>
                </mrow>
                <mrow/>
              </mrow>
            </mtd>
          </mtr>
          <mtr>
            <mtd>
              <mrow/>
            </mtd>
          </mtr>
        </mtable>
        <mo stretchy="false">]</mo>
      </mrow>
      <mrow>
        <mrow/>
        <mrow/>
      </mrow>
    </mrow>
    <annotation encoding="StarMath 5.0"> size 12{alignl { stack {
 \[ `5/2 {} # 
 \[  - 5/8 {} # 
 \[  - 1/8 {} 
} }  \[ ~ matrix {
 - 1/2 {} ##
` - 5/"24" {} ##
~7/"24"
} ~alignc { stack {
 - 1/2 {} # 
 \] `3/8 {} # 
 \]  - 1/8 {} # 
 {} 
} }  \] } {}</annotation>
  </semantics>
</math>
</file>

<file path=Object 24/content.xml><?xml version="1.0" encoding="utf-8"?>
<math xmlns="http://www.w3.org/1998/Math/MathML" display="block">
  <semantics>
    <mrow>
      <mrow>
        <mstyle mathsize="12pt">
          <mrow>
            <mrow>
              <mtable>
                <mtr>
                  <mtd>
                    <mrow>
                      <mo stretchy="false">[</mo>
                      <mn>1</mn>
                      <mrow/>
                    </mrow>
                  </mtd>
                </mtr>
                <mtr>
                  <mtd>
                    <mrow>
                      <mo stretchy="false">[</mo>
                      <mn>0</mn>
                      <mrow/>
                    </mrow>
                  </mtd>
                </mtr>
                <mtr>
                  <mtd>
                    <mrow>
                      <mo stretchy="false">[</mo>
                      <mn>0</mn>
                      <mrow/>
                    </mrow>
                  </mtd>
                </mtr>
              </mtable>
              <mo stretchy="false">[</mo>
              <mspace width="2em"/>
              <mtable>
                <mtr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1</mn>
                      <mrow/>
                    </mrow>
                  </mtd>
                </mtr>
                <mtr>
                  <mtd>
                    <mn>0</mn>
                  </mtd>
                </mtr>
              </mtable>
              <mspace width="2em"/>
            </mrow>
            <mrow/>
          </mrow>
        </mstyle>
        <mtable>
          <mtr>
            <mtd>
              <mrow>
                <mn>0</mn>
                <mrow/>
              </mrow>
            </mtd>
          </mtr>
          <mtr>
            <mtd>
              <mrow>
                <mo stretchy="false">]</mo>
                <mn>0</mn>
                <mrow/>
              </mrow>
            </mtd>
          </mtr>
          <mtr>
            <mtd>
              <mrow>
                <mo stretchy="false">]</mo>
                <mn>1</mn>
                <mrow/>
              </mrow>
            </mtd>
          </mtr>
          <mtr>
            <mtd>
              <mrow/>
            </mtd>
          </mtr>
        </mtable>
        <mo stretchy="false">]</mo>
      </mrow>
      <mrow>
        <mrow/>
        <mrow/>
      </mrow>
    </mrow>
    <annotation encoding="StarMath 5.0"> size 12{alignl { stack {
 \[ 1 {} # 
 \[ 0 {} # 
 \[ 0 {} 
} }  \[ ~ matrix {
0 {} ##
1 {} ##
0
} ~alignc { stack {
0 {} # 
 \] 0 {} # 
 \] 1 {} # 
 {} 
} }  \] } {}</annotation>
  </semantics>
</math>
</file>

<file path=Object 25/content.xml><?xml version="1.0" encoding="utf-8"?>
<math xmlns="http://www.w3.org/1998/Math/MathML" display="block">
  <semantics>
    <mrow>
      <mstyle mathsize="12pt">
        <mtable>
          <mtr>
            <mtd>
              <mrow>
                <mrow>
                  <mo fence="true" form="prefix" stretchy="true">[</mo>
                  <mrow>
                    <mi>x</mi>
                  </mrow>
                  <mo fence="true" form="postfix" stretchy="true">]</mo>
                </mrow>
                <mrow>
                  <mo fence="true" form="prefix" stretchy="true">[</mo>
                  <mrow>
                    <mi>y</mi>
                  </mrow>
                  <mo fence="true" form="postfix" stretchy="true">]</mo>
                </mrow>
                <mrow/>
              </mrow>
            </mtd>
          </mtr>
          <mtr>
            <mtd>
              <mrow/>
            </mtd>
          </mtr>
        </mtable>
      </mstyle>
      <mrow/>
    </mrow>
    <annotation encoding="StarMath 5.0"> size 12{alignl { stack {
 left [x right ] left [y right ] {} # 
 {} 
} } } {}</annotation>
  </semantics>
</math>
</file>

<file path=Object 26/content.xml><?xml version="1.0" encoding="utf-8"?>
<math xmlns="http://www.w3.org/1998/Math/MathML" display="block">
  <semantics>
    <mrow>
      <mstyle mathsize="12pt">
        <mfrac>
          <mn>1</mn>
          <mtext>24</mtext>
        </mfrac>
      </mstyle>
      <mrow/>
    </mrow>
    <annotation encoding="StarMath 5.0"> size 12{ {  {1}  over  {"24"} } } {}</annotation>
  </semantics>
</math>
</file>

<file path=Object 27/content.xml><?xml version="1.0" encoding="utf-8"?>
<math xmlns="http://www.w3.org/1998/Math/MathML" display="block">
  <semantics>
    <mrow>
      <mrow>
        <mstyle mathsize="12pt">
          <mrow>
            <mrow>
              <mtable>
                <mtr>
                  <mtd>
                    <mrow>
                      <mo stretchy="false">[</mo>
                      <mspace width="0.5em"/>
                      <mtext>60</mtext>
                      <mrow/>
                    </mrow>
                  </mtd>
                </mtr>
                <mtr>
                  <mtd>
                    <mrow>
                      <mrow>
                        <mo stretchy="false">[</mo>
                        <mo stretchy="false">−</mo>
                        <mtext>15</mtext>
                      </mrow>
                      <mrow/>
                    </mrow>
                  </mtd>
                </mtr>
                <mtr>
                  <mtd>
                    <mrow>
                      <mrow>
                        <mo stretchy="false">[</mo>
                        <mo stretchy="false">−</mo>
                        <mspace width="0.5em"/>
                      </mrow>
                      <mn>3</mn>
                      <mrow/>
                    </mrow>
                  </mtd>
                </mtr>
              </mtable>
              <mo stretchy="false">[</mo>
              <mspace width="2em"/>
              <mtable>
                <mtr>
                  <mtd>
                    <mrow>
                      <mrow>
                        <mo stretchy="false">−</mo>
                        <mtext>12</mtext>
                      </mrow>
                      <mrow/>
                    </mrow>
                  </mtd>
                </mtr>
                <mtr>
                  <mtd>
                    <mrow>
                      <mrow>
                        <mo stretchy="false">−</mo>
                        <mn>5</mn>
                      </mrow>
                      <mrow/>
                    </mrow>
                  </mtd>
                </mtr>
                <mtr>
                  <mtd>
                    <mn>7</mn>
                  </mtd>
                </mtr>
              </mtable>
              <mspace width="2em"/>
            </mrow>
            <mrow/>
          </mrow>
        </mstyle>
        <mtable>
          <mtr>
            <mtd>
              <mrow>
                <mrow>
                  <mo stretchy="false">−</mo>
                  <mtext>12</mtext>
                </mrow>
                <mrow/>
              </mrow>
            </mtd>
          </mtr>
          <mtr>
            <mtd>
              <mrow>
                <mo stretchy="false">]</mo>
                <mspace width="2em"/>
                <mn>9</mn>
                <mrow/>
              </mrow>
            </mtd>
          </mtr>
          <mtr>
            <mtd>
              <mrow>
                <mo stretchy="false">]</mo>
                <mrow>
                  <mspace width="0.5em"/>
                  <mo stretchy="false">−</mo>
                  <mn>3</mn>
                </mrow>
                <mrow/>
              </mrow>
            </mtd>
          </mtr>
          <mtr>
            <mtd>
              <mrow/>
            </mtd>
          </mtr>
        </mtable>
        <mo stretchy="false">]</mo>
      </mrow>
      <mrow>
        <mrow/>
        <mrow/>
      </mrow>
    </mrow>
    <annotation encoding="StarMath 5.0"> size 12{alignl { stack {
 \[ `"60" {} # 
 \[  - "15" {} # 
 \[  - `3 {} 
} }  \[ ~ matrix {
 - "12" {} ##
 - 5 {} ##
7
} ~alignc { stack {
 - "12" {} # 
 \] ~9 {} # 
 \] ` - 3 {} # 
 {} 
} }  \] } {}</annotation>
  </semantics>
</math>
</file>

<file path=Object 28/content.xml><?xml version="1.0" encoding="utf-8"?>
<math xmlns="http://www.w3.org/1998/Math/MathML" display="block">
  <semantics>
    <mrow>
      <mstyle mathsize="12pt">
        <mtable>
          <mtr>
            <mtd>
              <mrow>
                <mrow>
                  <mo fence="true" form="prefix" stretchy="true">[</mo>
                  <mrow>
                    <mi>a</mi>
                  </mrow>
                  <mo fence="true" form="postfix" stretchy="true">]</mo>
                </mrow>
                <mrow>
                  <mo fence="true" form="prefix" stretchy="true">[</mo>
                  <mrow>
                    <mi>b</mi>
                  </mrow>
                  <mo fence="true" form="postfix" stretchy="true">]</mo>
                </mrow>
                <mrow/>
              </mrow>
            </mtd>
          </mtr>
          <mtr>
            <mtd>
              <mrow/>
            </mtd>
          </mtr>
        </mtable>
      </mstyle>
      <mrow/>
    </mrow>
    <annotation encoding="StarMath 5.0"> size 12{alignl { stack {
 left [a right ] left [b right ] {} # 
 {} 
} } } {}</annotation>
  </semantics>
</math>
</file>

<file path=Object 3/content.xml><?xml version="1.0" encoding="utf-8"?>
<math xmlns="http://www.w3.org/1998/Math/MathML" display="block">
  <semantics>
    <mrow>
      <mstyle mathsize="12pt">
        <mtable>
          <mtr>
            <mtd>
              <mrow>
                <mrow>
                  <mo fence="true" form="prefix" stretchy="true">[</mo>
                  <mrow>
                    <mi>x</mi>
                  </mrow>
                  <mo fence="true" form="postfix" stretchy="true">]</mo>
                </mrow>
                <mrow>
                  <mo fence="true" form="prefix" stretchy="true">[</mo>
                  <mrow>
                    <mi>y</mi>
                  </mrow>
                  <mo fence="true" form="postfix" stretchy="true">]</mo>
                </mrow>
                <mrow/>
              </mrow>
            </mtd>
          </mtr>
          <mtr>
            <mtd>
              <mrow/>
            </mtd>
          </mtr>
        </mtable>
      </mstyle>
      <mrow/>
    </mrow>
    <annotation encoding="StarMath 5.0"> size 12{alignl { stack {
 left [x right ] left [y right ] {} # 
 {} 
} } } {}</annotation>
  </semantics>
</math>
</file>

<file path=Object 4/content.xml><?xml version="1.0" encoding="utf-8"?>
<math xmlns="http://www.w3.org/1998/Math/MathML" display="block">
  <semantics>
    <mrow>
      <mstyle mathsize="12pt">
        <mtable>
          <mtr>
            <mtd>
              <mrow>
                <mrow>
                  <mo fence="true" form="prefix" stretchy="true">[</mo>
                  <mrow>
                    <mi>x</mi>
                  </mrow>
                  <mo fence="true" form="postfix" stretchy="true">]</mo>
                </mrow>
                <mrow>
                  <mo fence="true" form="prefix" stretchy="true">[</mo>
                  <mrow>
                    <mi>y</mi>
                  </mrow>
                  <mo fence="true" form="postfix" stretchy="true">]</mo>
                </mrow>
                <mrow/>
              </mrow>
            </mtd>
          </mtr>
          <mtr>
            <mtd>
              <mrow/>
            </mtd>
          </mtr>
        </mtable>
      </mstyle>
      <mrow/>
    </mrow>
    <annotation encoding="StarMath 5.0"> size 12{alignl { stack {
 left [x right ] left [y right ] {} # 
 {} 
} } } {}</annotation>
  </semantics>
</math>
</file>

<file path=Object 5/content.xml><?xml version="1.0" encoding="utf-8"?>
<math xmlns="http://www.w3.org/1998/Math/MathML" display="block">
  <semantics>
    <mrow>
      <mstyle mathsize="12pt">
        <mfrac>
          <mn>1</mn>
          <mtext>24</mtext>
        </mfrac>
      </mstyle>
      <mrow/>
    </mrow>
    <annotation encoding="StarMath 5.0"> size 12{ {  {1}  over  {"24"} } } {}</annotation>
  </semantics>
</math>
</file>

<file path=Object 6/content.xml><?xml version="1.0" encoding="utf-8"?>
<math xmlns="http://www.w3.org/1998/Math/MathML" display="block">
  <semantics>
    <mrow>
      <mrow>
        <mstyle mathsize="12pt">
          <mrow>
            <mrow>
              <mtable>
                <mtr>
                  <mtd>
                    <mrow>
                      <mo stretchy="false">[</mo>
                      <mspace width="0.5em"/>
                      <mtext>60</mtext>
                      <mrow/>
                    </mrow>
                  </mtd>
                </mtr>
                <mtr>
                  <mtd>
                    <mrow>
                      <mrow>
                        <mo stretchy="false">[</mo>
                        <mo stretchy="false">−</mo>
                        <mtext>15</mtext>
                      </mrow>
                      <mrow/>
                    </mrow>
                  </mtd>
                </mtr>
                <mtr>
                  <mtd>
                    <mrow>
                      <mrow>
                        <mo stretchy="false">[</mo>
                        <mo stretchy="false">−</mo>
                        <mspace width="0.5em"/>
                      </mrow>
                      <mn>3</mn>
                      <mrow/>
                    </mrow>
                  </mtd>
                </mtr>
              </mtable>
              <mo stretchy="false">[</mo>
              <mspace width="2em"/>
              <mtable>
                <mtr>
                  <mtd>
                    <mrow>
                      <mrow>
                        <mo stretchy="false">−</mo>
                        <mtext>12</mtext>
                      </mrow>
                      <mrow/>
                    </mrow>
                  </mtd>
                </mtr>
                <mtr>
                  <mtd>
                    <mrow>
                      <mrow>
                        <mo stretchy="false">−</mo>
                        <mn>5</mn>
                      </mrow>
                      <mrow/>
                    </mrow>
                  </mtd>
                </mtr>
                <mtr>
                  <mtd>
                    <mn>7</mn>
                  </mtd>
                </mtr>
              </mtable>
              <mspace width="2em"/>
            </mrow>
            <mrow/>
          </mrow>
        </mstyle>
        <mtable>
          <mtr>
            <mtd>
              <mrow>
                <mrow>
                  <mo stretchy="false">−</mo>
                  <mtext>12</mtext>
                </mrow>
                <mrow/>
              </mrow>
            </mtd>
          </mtr>
          <mtr>
            <mtd>
              <mrow>
                <mo stretchy="false">]</mo>
                <mspace width="2em"/>
                <mn>9</mn>
                <mrow/>
              </mrow>
            </mtd>
          </mtr>
          <mtr>
            <mtd>
              <mrow>
                <mo stretchy="false">]</mo>
                <mrow>
                  <mspace width="0.5em"/>
                  <mo stretchy="false">−</mo>
                  <mn>3</mn>
                </mrow>
                <mrow/>
              </mrow>
            </mtd>
          </mtr>
          <mtr>
            <mtd>
              <mrow/>
            </mtd>
          </mtr>
        </mtable>
        <mo stretchy="false">]</mo>
      </mrow>
      <mrow>
        <mrow/>
        <mrow/>
      </mrow>
    </mrow>
    <annotation encoding="StarMath 5.0"> size 12{alignl { stack {
 \[ `"60" {} # 
 \[  - "15" {} # 
 \[  - `3 {} 
} }  \[ ~ matrix {
 - "12" {} ##
 - 5 {} ##
7
} ~alignc { stack {
 - "12" {} # 
 \] ~9 {} # 
 \] ` - 3 {} # 
 {} 
} }  \] } {}</annotation>
  </semantics>
</math>
</file>

<file path=Object 7/content.xml><?xml version="1.0" encoding="utf-8"?>
<math xmlns="http://www.w3.org/1998/Math/MathML" display="block">
  <semantics>
    <mrow>
      <mstyle mathsize="12pt">
        <mtable>
          <mtr>
            <mtd>
              <mrow>
                <mrow>
                  <mo fence="true" form="prefix" stretchy="true">[</mo>
                  <mrow>
                    <mi>a</mi>
                  </mrow>
                  <mo fence="true" form="postfix" stretchy="true">]</mo>
                </mrow>
                <mrow>
                  <mo fence="true" form="prefix" stretchy="true">[</mo>
                  <mrow>
                    <mi>b</mi>
                  </mrow>
                  <mo fence="true" form="postfix" stretchy="true">]</mo>
                </mrow>
                <mrow/>
              </mrow>
            </mtd>
          </mtr>
          <mtr>
            <mtd>
              <mrow/>
            </mtd>
          </mtr>
        </mtable>
      </mstyle>
      <mrow/>
    </mrow>
    <annotation encoding="StarMath 5.0"> size 12{alignl { stack {
 left [a right ] left [b right ] {} # 
 {} 
} } } {}</annotation>
  </semantics>
</math>
</file>

<file path=Object 8/content.xml><?xml version="1.0" encoding="utf-8"?>
<math xmlns="http://www.w3.org/1998/Math/MathML" display="block">
  <semantics>
    <mrow>
      <mstyle mathsize="12pt">
        <mfrac>
          <mn>1</mn>
          <mtext>24</mtext>
        </mfrac>
      </mstyle>
      <mrow/>
    </mrow>
    <annotation encoding="StarMath 5.0"> size 12{ {  {1}  over  {"24"} } } {}</annotation>
  </semantics>
</math>
</file>

<file path=Object 9/content.xml><?xml version="1.0" encoding="utf-8"?>
<math xmlns="http://www.w3.org/1998/Math/MathML" display="block">
  <semantics>
    <mrow>
      <mrow>
        <mstyle mathsize="12pt">
          <mrow>
            <mrow>
              <mtable>
                <mtr>
                  <mtd>
                    <mrow>
                      <mo stretchy="false">[</mo>
                      <mspace width="0.5em"/>
                      <mtext>60</mtext>
                      <mrow/>
                    </mrow>
                  </mtd>
                </mtr>
                <mtr>
                  <mtd>
                    <mrow>
                      <mrow>
                        <mo stretchy="false">[</mo>
                        <mo stretchy="false">−</mo>
                        <mtext>15</mtext>
                      </mrow>
                      <mrow/>
                    </mrow>
                  </mtd>
                </mtr>
                <mtr>
                  <mtd>
                    <mrow>
                      <mrow>
                        <mo stretchy="false">[</mo>
                        <mo stretchy="false">−</mo>
                        <mspace width="0.5em"/>
                      </mrow>
                      <mn>3</mn>
                      <mrow/>
                    </mrow>
                  </mtd>
                </mtr>
              </mtable>
              <mo stretchy="false">[</mo>
              <mspace width="2em"/>
              <mtable>
                <mtr>
                  <mtd>
                    <mrow>
                      <mrow>
                        <mo stretchy="false">−</mo>
                        <mtext>12</mtext>
                      </mrow>
                      <mrow/>
                    </mrow>
                  </mtd>
                </mtr>
                <mtr>
                  <mtd>
                    <mrow>
                      <mrow>
                        <mo stretchy="false">−</mo>
                        <mn>5</mn>
                      </mrow>
                      <mrow/>
                    </mrow>
                  </mtd>
                </mtr>
                <mtr>
                  <mtd>
                    <mn>7</mn>
                  </mtd>
                </mtr>
              </mtable>
              <mspace width="2em"/>
            </mrow>
            <mrow/>
          </mrow>
        </mstyle>
        <mtable>
          <mtr>
            <mtd>
              <mrow>
                <mrow>
                  <mo stretchy="false">−</mo>
                  <mtext>12</mtext>
                </mrow>
                <mrow/>
              </mrow>
            </mtd>
          </mtr>
          <mtr>
            <mtd>
              <mrow>
                <mo stretchy="false">]</mo>
                <mspace width="2em"/>
                <mn>9</mn>
                <mrow/>
              </mrow>
            </mtd>
          </mtr>
          <mtr>
            <mtd>
              <mrow>
                <mo stretchy="false">]</mo>
                <mrow>
                  <mspace width="0.5em"/>
                  <mo stretchy="false">−</mo>
                  <mn>3</mn>
                </mrow>
                <mrow/>
              </mrow>
            </mtd>
          </mtr>
          <mtr>
            <mtd>
              <mrow/>
            </mtd>
          </mtr>
        </mtable>
        <mo stretchy="false">]</mo>
      </mrow>
      <mrow>
        <mrow/>
        <mrow/>
      </mrow>
    </mrow>
    <annotation encoding="StarMath 5.0"> size 12{alignl { stack {
 \[ `"60" {} # 
 \[  - "15" {} # 
 \[  - `3 {} 
} }  \[ ~ matrix {
 - "12" {} ##
 - 5 {} ##
7
} ~alignc { stack {
 - "12" {} # 
 \] ~9 {} # 
 \] ` - 3 {} # 
 {} 
} }  \] } {}</annotation>
  </semantics>
</math>
</file>